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olWidth_3cm" style:family="table-column" style:display-name="ColWidth_3cm">
      <style:table-column-properties style:column-width="3cm"/>
    </style:style>
    <style:style style:name="ColWidth_3.6cm" style:family="table-column" style:display-name="ColWidth_3.6cm">
      <style:table-column-properties style:column-width="3.6cm"/>
    </style:style>
    <style:style style:name="ColWidth_7cm" style:family="table-column" style:display-name="ColWidth_7cm">
      <style:table-column-properties style:column-width="7cm"/>
    </style:style>
    <style:style style:name="ColWidth_3.5cm" style:family="table-column" style:display-name="ColWidth_3.5cm">
      <style:table-column-properties style:column-width="3.5cm"/>
    </style:style>
    <style:style style:name="ColWidth_1cm" style:family="table-column" style:display-name="ColWidth_1cm">
      <style:table-column-properties style:column-width="1cm"/>
    </style:style>
    <style:style style:name="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RowHeight" style:family="table-row" style:display-name="RowHeight">
      <style:table-row-properties style:row-height="1.5cm"/>
    </style:style>
    <style:style style:name="CellBorders" style:family="table-cell" style:display-name="CellBorders">
      <style:table-cell-properties fo:border="0.6pt solid #000000"/>
      <style:text-properties fo:font-size="7pt" fo:font-family="Arial"/>
    </style:style>
  </office:automatic-styles>
  <office:body>
    <office:spreadsheet>
      <table:table table:name="Dati-Libri">
        <table:table-column table:style-name="ColWidth_3cm"/>
        <table:table-column table:style-name="ColWidth_3.6cm"/>
        <table:table-column table:style-name="ColWidth_7cm"/>
        <table:table-column table:style-name="ColWidth_3.5cm"/>
        <table:table-column table:style-name="ColWidth_1cm"/>
        <table:table-column table:style-name="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row table:style-name="RowHeight">
          <table:table-cell table:style-name="CellBorders">
            <text:p>28/02/2034</text:p>
          </table:table-cell>
          <table:table-cell table:style-name="CellBorders">
            <text:p>3807991129</text:p>
          </table:table-cell>
          <table:table-cell table:style-name="CellBorders">
            <text:p>Andrei Tarlev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Scuola</text:p>
          </table:table-cell>
          <table:table-cell table:style-name="CellBorders">
            <text:p>ERO GOBETTI"</text:p>
          </table:table-cell>
          <table:table-cell table:style-name="CellBorders">
            <text:p>
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Acconc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Buono Usat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Codice Volume</text:p>
          </table:table-cell>
          <table:table-cell table:style-name="CellBorders">
            <text:p>Materia / Disciplina</text:p>
          </table:table-cell>
          <table:table-cell table:style-name="CellBorders">
            <text:p>Titolo / Sottotitolo</text:p>
          </table:table-cell>
          <table:table-cell table:style-name="CellBorders">
            <text:p>Editore</text:p>
          </table:table-cell>
          <table:table-cell table:style-name="CellBorders">
            <text:p>Prezzo</text:p>
          </table:table-cell>
          <table:table-cell table:style-name="CellBorders">
            <text:p>Deve</text:p>
          </table:table-cell>
          <table:table-cell table:style-name="CellBorders">
            <text:p>Pagato</text:p>
          </table:table-cell>
          <table:table-cell table:style-name="CellBorders">
            <text:p>Magazzino</text:p>
          </table:table-cell>
          <table:table-cell table:style-name="CellBorders">
            <text:p>ORD</text:p>
          </table:table-cell>
          <table:table-cell table:style-name="CellBorders">
            <text:p>ARR</text:p>
          </table:table-cell>
          <table:table-cell table:style-name="CellBorders">
            <text:p>CONSE</text:p>
          </table:table-cell>
        </table:table-row>
        <table:table-row table:style-name="RowHeight">
          <table:table-cell table:style-name="CellBorders">
            <text:p>9788869103131 </text:p>
          </table:table-cell>
          <table:table-cell table:style-name="CellBorders">
            <text:p>GEOSTORIA </text:p>
          </table:table-cell>
          <table:table-cell table:style-name="CellBorders">
            <text:p>METROPOLIS 1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0516 </text:p>
          </table:table-cell>
          <table:table-cell table:style-name="CellBorders">
            <text:p>ITALIANO GRAMMATICA </text:p>
          </table:table-cell>
          <table:table-cell table:style-name="CellBorders">
            <text:p>PAROLA CHIAVE N.E. VOL. A+B+P.REGOLE A. LA GRAMMATIC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2008975 </text:p>
          </table:table-cell>
          <table:table-cell table:style-name="CellBorders">
            <text:p>MUSICA </text:p>
          </table:table-cell>
          <table:table-cell table:style-name="CellBorders">
            <text:p>QUADERNO MUSICALE DEL DANZATORE TEORIA </text:p>
          </table:table-cell>
          <table:table-cell table:style-name="CellBorders">
            <text:p>A </text:p>
          </table:table-cell>
          <table:table-cell table:style-name="CellBorders">
            <text:p>DANTONE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90467 </text:p>
          </table:table-cell>
          <table:table-cell table:style-name="CellBorders">
            <text:p>SCIENZE NATURALI </text:p>
          </table:table-cell>
          <table:table-cell table:style-name="CellBorders">
            <text:p>SCIENZE NATURALI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56647 </text:p>
          </table:table-cell>
          <table:table-cell table:style-name="CellBorders">
            <text:p>STORIA DELL'ARTE </text:p>
          </table:table-cell>
          <table:table-cell table:style-name="CellBorders">
            <text:p>ARTELOG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6921233 </text:p>
          </table:table-cell>
          <table:table-cell table:style-name="CellBorders">
            <text:p>TECNICHE DELLA DANZA </text:p>
          </table:table-cell>
          <table:table-cell table:style-name="CellBorders">
            <text:p>DANZA CLASSICA TRA ARTE </text:p>
          </table:table-cell>
          <table:table-cell table:style-name="CellBorders">
            <text:p>X </text:p>
          </table:table-cell>
          <table:table-cell table:style-name="CellBorders">
            <text:p>GREMES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3377158 </text:p>
          </table:table-cell>
          <table:table-cell table:style-name="CellBorders">
            <text:p>DIRITTO ED ECONOMIA BIENNIO </text:p>
          </table:table-cell>
          <table:table-cell table:style-name="CellBorders">
            <text:p>VOCE IN CAPITOLO VOLUME UNICO </text:p>
          </table:table-cell>
          <table:table-cell table:style-name="CellBorders">
            <text:p>B </text:p>
          </table:table-cell>
          <table:table-cell table:style-name="CellBorders">
            <text:p>TRAMONTA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3601 </text:p>
          </table:table-cell>
          <table:table-cell table:style-name="CellBorders">
            <text:p>FRANCESE BIENNIO CORSI </text:p>
          </table:table-cell>
          <table:table-cell table:style-name="CellBorders">
            <text:p>BON A SAVOIR! 1 LIVRE+CDMP3+TABLEAU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32 </text:p>
          </table:table-cell>
          <table:table-cell table:style-name="CellBorders">
            <text:p>GEOSTORIA </text:p>
          </table:table-cell>
          <table:table-cell table:style-name="CellBorders">
            <text:p>ITINERARIA VOLUME 1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0516 </text:p>
          </table:table-cell>
          <table:table-cell table:style-name="CellBorders">
            <text:p>ITALIANO GRAMMATICA </text:p>
          </table:table-cell>
          <table:table-cell table:style-name="CellBorders">
            <text:p>PAROLA CHIAVE N.E. VOL. A+B+P.REGOLE A. LA GRAMMATIC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972 </text:p>
          </table:table-cell>
          <table:table-cell table:style-name="CellBorders">
            <text:p>PSICOLOGIA </text:p>
          </table:table-cell>
          <table:table-cell table:style-name="CellBorders">
            <text:p>PSICOLOGIA: SCOPERT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90467 </text:p>
          </table:table-cell>
          <table:table-cell table:style-name="CellBorders">
            <text:p>SCIENZE NATURALI </text:p>
          </table:table-cell>
          <table:table-cell table:style-name="CellBorders">
            <text:p>SCIENZE NATURALI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47 </text:p>
          </table:table-cell>
          <table:table-cell table:style-name="CellBorders">
            <text:p>GEOSTORIA </text:p>
          </table:table-cell>
          <table:table-cell table:style-name="CellBorders">
            <text:p>FATTORE UMANO 1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87 </text:p>
          </table:table-cell>
          <table:table-cell table:style-name="CellBorders">
            <text:p>LATINO GRAMMATICA </text:p>
          </table:table-cell>
          <table:table-cell table:style-name="CellBorders">
            <text:p>VERBA IUVANT MATERALI DI LAVORO 1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264 </text:p>
          </table:table-cell>
          <table:table-cell table:style-name="CellBorders">
            <text:p>SCIENZE NATURALI </text:p>
          </table:table-cell>
          <table:table-cell table:style-name="CellBorders">
            <text:p>SCIENZE NATURALI (LE)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01216 </text:p>
          </table:table-cell>
          <table:table-cell table:style-name="CellBorders">
            <text:p>SCIENZE UMANE 1^ </text:p>
          </table:table-cell>
          <table:table-cell table:style-name="CellBorders">
            <text:p>DIALOGHI NELLE SCIENZE UMANE 1 BIENNIO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3601 </text:p>
          </table:table-cell>
          <table:table-cell table:style-name="CellBorders">
            <text:p>FRANCESE BIENNIO CORSI </text:p>
          </table:table-cell>
          <table:table-cell table:style-name="CellBorders">
            <text:p>BON A SAVOIR! 1 LIVRE+CDMP3+TABLEAU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6588 </text:p>
          </table:table-cell>
          <table:table-cell table:style-name="CellBorders">
            <text:p>FRANCESE GRAMMATICA </text:p>
          </table:table-cell>
          <table:table-cell table:style-name="CellBorders">
            <text:p>GRAMMAIRE EN CAPSULES (LA) GRAMMAIRE DE FRANÇAIS ET ACTIVITÉS LEXICALES A1-B2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32 </text:p>
          </table:table-cell>
          <table:table-cell table:style-name="CellBorders">
            <text:p>GEOSTORIA </text:p>
          </table:table-cell>
          <table:table-cell table:style-name="CellBorders">
            <text:p>ITINERARIA VOLUME 1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624185 </text:p>
          </table:table-cell>
          <table:table-cell table:style-name="CellBorders">
            <text:p>INGLESE GRAMMATICA </text:p>
          </table:table-cell>
          <table:table-cell table:style-name="CellBorders">
            <text:p>SMARTGRAMMAR PREMIUM </text:p>
          </table:table-cell>
          <table:table-cell table:style-name="CellBorders">
            <text:p>B </text:p>
          </table:table-cell>
          <table:table-cell table:style-name="CellBorders">
            <text:p>E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0516 </text:p>
          </table:table-cell>
          <table:table-cell table:style-name="CellBorders">
            <text:p>ITALIANO GRAMMATICA </text:p>
          </table:table-cell>
          <table:table-cell table:style-name="CellBorders">
            <text:p>PAROLA CHIAVE N.E. VOL. A+B+P.REGOLE A. LA GRAMMATIC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164 </text:p>
          </table:table-cell>
          <table:table-cell table:style-name="CellBorders">
            <text:p>LATINO GRAMMATICA </text:p>
          </table:table-cell>
          <table:table-cell table:style-name="CellBorders">
            <text:p>VIVA VOX CON IMPARAFACILE CORSO DI LINGU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264 </text:p>
          </table:table-cell>
          <table:table-cell table:style-name="CellBorders">
            <text:p>SCIENZE NATURALI </text:p>
          </table:table-cell>
          <table:table-cell table:style-name="CellBorders">
            <text:p>SCIENZE NATURALI (LE)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8901 </text:p>
          </table:table-cell>
          <table:table-cell table:style-name="CellBorders">
            <text:p>SPAGNOLO BIENNIO CORSI </text:p>
          </table:table-cell>
          <table:table-cell table:style-name="CellBorders">
            <text:p>BUENA OND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20590 </text:p>
          </table:table-cell>
          <table:table-cell table:style-name="CellBorders">
            <text:p>SPAGNOLO GRAMMATICA </text:p>
          </table:table-cell>
          <table:table-cell table:style-name="CellBorders">
            <text:p>GRAMATICA LIS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47 </text:p>
          </table:table-cell>
          <table:table-cell table:style-name="CellBorders">
            <text:p>GEOSTORIA </text:p>
          </table:table-cell>
          <table:table-cell table:style-name="CellBorders">
            <text:p>FATTORE UMANO 1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87 </text:p>
          </table:table-cell>
          <table:table-cell table:style-name="CellBorders">
            <text:p>LATINO GRAMMATICA </text:p>
          </table:table-cell>
          <table:table-cell table:style-name="CellBorders">
            <text:p>VERBA IUVANT MATERALI DI LAVORO 1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264 </text:p>
          </table:table-cell>
          <table:table-cell table:style-name="CellBorders">
            <text:p>SCIENZE NATURALI </text:p>
          </table:table-cell>
          <table:table-cell table:style-name="CellBorders">
            <text:p>SCIENZE NATURALI (LE)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01216 </text:p>
          </table:table-cell>
          <table:table-cell table:style-name="CellBorders">
            <text:p>SCIENZE UMANE 1^ </text:p>
          </table:table-cell>
          <table:table-cell table:style-name="CellBorders">
            <text:p>DIALOGHI NELLE SCIENZE UMANE 1 BIENNIO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0384371 </text:p>
          </table:table-cell>
          <table:table-cell table:style-name="CellBorders">
            <text:p>CINESE </text:p>
          </table:table-cell>
          <table:table-cell table:style-name="CellBorders">
            <text:p>PARLIAMO CINESE CORSO DI LINGUA </text:p>
          </table:table-cell>
          <table:table-cell table:style-name="CellBorders">
            <text:p>B </text:p>
          </table:table-cell>
          <table:table-cell table:style-name="CellBorders">
            <text:p>HOEP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32 </text:p>
          </table:table-cell>
          <table:table-cell table:style-name="CellBorders">
            <text:p>GEOSTORIA </text:p>
          </table:table-cell>
          <table:table-cell table:style-name="CellBorders">
            <text:p>ITINERARIA VOLUME 1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624185 </text:p>
          </table:table-cell>
          <table:table-cell table:style-name="CellBorders">
            <text:p>INGLESE GRAMMATICA </text:p>
          </table:table-cell>
          <table:table-cell table:style-name="CellBorders">
            <text:p>SMARTGRAMMAR PREMIUM </text:p>
          </table:table-cell>
          <table:table-cell table:style-name="CellBorders">
            <text:p>B </text:p>
          </table:table-cell>
          <table:table-cell table:style-name="CellBorders">
            <text:p>E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0516 </text:p>
          </table:table-cell>
          <table:table-cell table:style-name="CellBorders">
            <text:p>ITALIANO GRAMMATICA </text:p>
          </table:table-cell>
          <table:table-cell table:style-name="CellBorders">
            <text:p>PAROLA CHIAVE N.E. VOL. A+B+P.REGOLE A. LA GRAMMATIC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164 </text:p>
          </table:table-cell>
          <table:table-cell table:style-name="CellBorders">
            <text:p>LATINO GRAMMATICA </text:p>
          </table:table-cell>
          <table:table-cell table:style-name="CellBorders">
            <text:p>VIVA VOX CON IMPARAFACILE CORSO DI LINGU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264 </text:p>
          </table:table-cell>
          <table:table-cell table:style-name="CellBorders">
            <text:p>SCIENZE NATURALI </text:p>
          </table:table-cell>
          <table:table-cell table:style-name="CellBorders">
            <text:p>SCIENZE NATURALI (LE)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8901 </text:p>
          </table:table-cell>
          <table:table-cell table:style-name="CellBorders">
            <text:p>SPAGNOLO BIENNIO CORSI </text:p>
          </table:table-cell>
          <table:table-cell table:style-name="CellBorders">
            <text:p>BUENA OND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20590 </text:p>
          </table:table-cell>
          <table:table-cell table:style-name="CellBorders">
            <text:p>SPAGNOLO GRAMMATICA </text:p>
          </table:table-cell>
          <table:table-cell table:style-name="CellBorders">
            <text:p>GRAMATICA LIS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32 </text:p>
          </table:table-cell>
          <table:table-cell table:style-name="CellBorders">
            <text:p>GEOSTORIA </text:p>
          </table:table-cell>
          <table:table-cell table:style-name="CellBorders">
            <text:p>ITINERARIA VOLUME 1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624185 </text:p>
          </table:table-cell>
          <table:table-cell table:style-name="CellBorders">
            <text:p>INGLESE GRAMMATICA </text:p>
          </table:table-cell>
          <table:table-cell table:style-name="CellBorders">
            <text:p>SMARTGRAMMAR PREMIUM </text:p>
          </table:table-cell>
          <table:table-cell table:style-name="CellBorders">
            <text:p>B </text:p>
          </table:table-cell>
          <table:table-cell table:style-name="CellBorders">
            <text:p>E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0516 </text:p>
          </table:table-cell>
          <table:table-cell table:style-name="CellBorders">
            <text:p>ITALIANO GRAMMATICA </text:p>
          </table:table-cell>
          <table:table-cell table:style-name="CellBorders">
            <text:p>PAROLA CHIAVE N.E. VOL. A+B+P.REGOLE A. LA GRAMMATIC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164 </text:p>
          </table:table-cell>
          <table:table-cell table:style-name="CellBorders">
            <text:p>LATINO GRAMMATICA </text:p>
          </table:table-cell>
          <table:table-cell table:style-name="CellBorders">
            <text:p>VIVA VOX CON IMPARAFACILE CORSO DI LINGU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264 </text:p>
          </table:table-cell>
          <table:table-cell table:style-name="CellBorders">
            <text:p>SCIENZE NATURALI </text:p>
          </table:table-cell>
          <table:table-cell table:style-name="CellBorders">
            <text:p>SCIENZE NATURALI (LE)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8901 </text:p>
          </table:table-cell>
          <table:table-cell table:style-name="CellBorders">
            <text:p>SPAGNOLO BIENNIO CORSI </text:p>
          </table:table-cell>
          <table:table-cell table:style-name="CellBorders">
            <text:p>BUENA OND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20590 </text:p>
          </table:table-cell>
          <table:table-cell table:style-name="CellBorders">
            <text:p>SPAGNOLO GRAMMATICA </text:p>
          </table:table-cell>
          <table:table-cell table:style-name="CellBorders">
            <text:p>GRAMATICA LIS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91255810636 </text:p>
          </table:table-cell>
          <table:table-cell table:style-name="CellBorders">
            <text:p>TEDESCO BIENNIO CORSI </text:p>
          </table:table-cell>
          <table:table-cell table:style-name="CellBorders">
            <text:p>KRISTALLKLAR GRÜN 1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32 </text:p>
          </table:table-cell>
          <table:table-cell table:style-name="CellBorders">
            <text:p>GEOSTORIA </text:p>
          </table:table-cell>
          <table:table-cell table:style-name="CellBorders">
            <text:p>ITINERARIA VOLUME 1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0516 </text:p>
          </table:table-cell>
          <table:table-cell table:style-name="CellBorders">
            <text:p>ITALIANO GRAMMATICA </text:p>
          </table:table-cell>
          <table:table-cell table:style-name="CellBorders">
            <text:p>PAROLA CHIAVE N.E. VOL. A+B+P.REGOLE A. LA GRAMMATIC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972 </text:p>
          </table:table-cell>
          <table:table-cell table:style-name="CellBorders">
            <text:p>PSICOLOGIA </text:p>
          </table:table-cell>
          <table:table-cell table:style-name="CellBorders">
            <text:p>PSICOLOGIA: SCOPERT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90467 </text:p>
          </table:table-cell>
          <table:table-cell table:style-name="CellBorders">
            <text:p>SCIENZE NATURALI </text:p>
          </table:table-cell>
          <table:table-cell table:style-name="CellBorders">
            <text:p>SCIENZE NATURALI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8901 </text:p>
          </table:table-cell>
          <table:table-cell table:style-name="CellBorders">
            <text:p>SPAGNOLO BIENNIO CORSI </text:p>
          </table:table-cell>
          <table:table-cell table:style-name="CellBorders">
            <text:p>BUENA OND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428613 </text:p>
          </table:table-cell>
          <table:table-cell table:style-name="CellBorders">
            <text:p>DIRITTO </text:p>
          </table:table-cell>
          <table:table-cell table:style-name="CellBorders">
            <text:p>EDUCARE ALLA LEGALITÀ IL DIRITTO PENALE SPIEGATO AI RAGAZZI -E-BOOK </text:p>
          </table:table-cell>
          <table:table-cell table:style-name="CellBorders">
            <text:p>C </text:p>
          </table:table-cell>
          <table:table-cell table:style-name="CellBorders">
            <text:p>SIMONE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47 </text:p>
          </table:table-cell>
          <table:table-cell table:style-name="CellBorders">
            <text:p>GEOSTORIA </text:p>
          </table:table-cell>
          <table:table-cell table:style-name="CellBorders">
            <text:p>FATTORE UMANO 1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87 </text:p>
          </table:table-cell>
          <table:table-cell table:style-name="CellBorders">
            <text:p>LATINO GRAMMATICA </text:p>
          </table:table-cell>
          <table:table-cell table:style-name="CellBorders">
            <text:p>VERBA IUVANT MATERALI DI LAVORO 1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264 </text:p>
          </table:table-cell>
          <table:table-cell table:style-name="CellBorders">
            <text:p>SCIENZE NATURALI </text:p>
          </table:table-cell>
          <table:table-cell table:style-name="CellBorders">
            <text:p>SCIENZE NATURALI (LE)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2417 </text:p>
          </table:table-cell>
          <table:table-cell table:style-name="CellBorders">
            <text:p>SCIENZE UMANE 1^ </text:p>
          </table:table-cell>
          <table:table-cell table:style-name="CellBorders">
            <text:p>PSICOLOGIA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1415530 </text:p>
          </table:table-cell>
          <table:table-cell table:style-name="CellBorders">
            <text:p>DIRITTO </text:p>
          </table:table-cell>
          <table:table-cell table:style-name="CellBorders">
            <text:p>EDUCARE ALLA LEGALITÀ IL DIRITTO PENALE SPIEGATO AI RAGAZZI </text:p>
          </table:table-cell>
          <table:table-cell table:style-name="CellBorders">
            <text:p>B </text:p>
          </table:table-cell>
          <table:table-cell table:style-name="CellBorders">
            <text:p>SIMONE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47 </text:p>
          </table:table-cell>
          <table:table-cell table:style-name="CellBorders">
            <text:p>GEOSTORIA </text:p>
          </table:table-cell>
          <table:table-cell table:style-name="CellBorders">
            <text:p>FATTORE UMANO 1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87 </text:p>
          </table:table-cell>
          <table:table-cell table:style-name="CellBorders">
            <text:p>LATINO GRAMMATICA </text:p>
          </table:table-cell>
          <table:table-cell table:style-name="CellBorders">
            <text:p>VERBA IUVANT MATERALI DI LAVORO 1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264 </text:p>
          </table:table-cell>
          <table:table-cell table:style-name="CellBorders">
            <text:p>SCIENZE NATURALI </text:p>
          </table:table-cell>
          <table:table-cell table:style-name="CellBorders">
            <text:p>SCIENZE NATURALI (LE)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2417 </text:p>
          </table:table-cell>
          <table:table-cell table:style-name="CellBorders">
            <text:p>SCIENZE UMANE 1^ </text:p>
          </table:table-cell>
          <table:table-cell table:style-name="CellBorders">
            <text:p>PSICOLOGIA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1415530 </text:p>
          </table:table-cell>
          <table:table-cell table:style-name="CellBorders">
            <text:p>DIRITTO </text:p>
          </table:table-cell>
          <table:table-cell table:style-name="CellBorders">
            <text:p>EDUCARE ALLA LEGALITÀ IL DIRITTO PENALE SPIEGATO AI RAGAZZI </text:p>
          </table:table-cell>
          <table:table-cell table:style-name="CellBorders">
            <text:p>B </text:p>
          </table:table-cell>
          <table:table-cell table:style-name="CellBorders">
            <text:p>SIMONE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47 </text:p>
          </table:table-cell>
          <table:table-cell table:style-name="CellBorders">
            <text:p>GEOSTORIA </text:p>
          </table:table-cell>
          <table:table-cell table:style-name="CellBorders">
            <text:p>FATTORE UMANO 1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85 </text:p>
          </table:table-cell>
          <table:table-cell table:style-name="CellBorders">
            <text:p>INGLESE BIENNIO CORSI </text:p>
          </table:table-cell>
          <table:table-cell table:style-name="CellBorders">
            <text:p>MY VOICE A2/B1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02047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592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87 </text:p>
          </table:table-cell>
          <table:table-cell table:style-name="CellBorders">
            <text:p>LATINO GRAMMATICA </text:p>
          </table:table-cell>
          <table:table-cell table:style-name="CellBorders">
            <text:p>VERBA IUVANT MATERALI DI LAVORO 1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20264 </text:p>
          </table:table-cell>
          <table:table-cell table:style-name="CellBorders">
            <text:p>SCIENZE NATURALI </text:p>
          </table:table-cell>
          <table:table-cell table:style-name="CellBorders">
            <text:p>SCIENZE NATURALI (LE)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2417 </text:p>
          </table:table-cell>
          <table:table-cell table:style-name="CellBorders">
            <text:p>SCIENZE UMANE 1^ </text:p>
          </table:table-cell>
          <table:table-cell table:style-name="CellBorders">
            <text:p>PSICOLOGIA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838 </text:p>
          </table:table-cell>
          <table:table-cell table:style-name="CellBorders">
            <text:p>ITALIANO ANTOLOGIE </text:p>
          </table:table-cell>
          <table:table-cell table:style-name="CellBorders">
            <text:p>LEGGERE A COLORI POESIA TEATRO+ORIGINI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8002 </text:p>
          </table:table-cell>
          <table:table-cell table:style-name="CellBorders">
            <text:p>ITALIANO GRAMMATICA </text:p>
          </table:table-cell>
          <table:table-cell table:style-name="CellBorders">
            <text:p>PAROLA CHIAVE V A+B+GRAMMATICA+DVDROM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4055 </text:p>
          </table:table-cell>
          <table:table-cell table:style-name="CellBorders">
            <text:p>SCIENZE NATURALI </text:p>
          </table:table-cell>
          <table:table-cell table:style-name="CellBorders">
            <text:p>SCIENZE NATURALI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3155 </text:p>
          </table:table-cell>
          <table:table-cell table:style-name="CellBorders">
            <text:p>STORIA </text:p>
          </table:table-cell>
          <table:table-cell table:style-name="CellBorders">
            <text:p>METROPOLIS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48182 </text:p>
          </table:table-cell>
          <table:table-cell table:style-name="CellBorders">
            <text:p>STORIA DELL'ARTE </text:p>
          </table:table-cell>
          <table:table-cell table:style-name="CellBorders">
            <text:p>ARTELOG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6921233 </text:p>
          </table:table-cell>
          <table:table-cell table:style-name="CellBorders">
            <text:p>TECNICHE DELLA DANZA </text:p>
          </table:table-cell>
          <table:table-cell table:style-name="CellBorders">
            <text:p>DANZA CLASSICA TRA ARTE </text:p>
          </table:table-cell>
          <table:table-cell table:style-name="CellBorders">
            <text:p>X </text:p>
          </table:table-cell>
          <table:table-cell table:style-name="CellBorders">
            <text:p>GREMES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2008975 </text:p>
          </table:table-cell>
          <table:table-cell table:style-name="CellBorders">
            <text:p>TEORIA, ANALISI </text:p>
          </table:table-cell>
          <table:table-cell table:style-name="CellBorders">
            <text:p>QUADERNO MUSICALE DEL DANZATORE TEORIA </text:p>
          </table:table-cell>
          <table:table-cell table:style-name="CellBorders">
            <text:p>A </text:p>
          </table:table-cell>
          <table:table-cell table:style-name="CellBorders">
            <text:p>DANTONE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3618 </text:p>
          </table:table-cell>
          <table:table-cell table:style-name="CellBorders">
            <text:p>FRANCESE BIENNIO CORSI </text:p>
          </table:table-cell>
          <table:table-cell table:style-name="CellBorders">
            <text:p>BON A SAVOIR! 2 LIVRE+CDMP3+TABLEAU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11891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8002 </text:p>
          </table:table-cell>
          <table:table-cell table:style-name="CellBorders">
            <text:p>ITALIANO GRAMMATICA </text:p>
          </table:table-cell>
          <table:table-cell table:style-name="CellBorders">
            <text:p>PAROLA CHIAVE V A+B+GRAMMATICA+DVDROM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69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972 </text:p>
          </table:table-cell>
          <table:table-cell table:style-name="CellBorders">
            <text:p>PSICOLOGIA </text:p>
          </table:table-cell>
          <table:table-cell table:style-name="CellBorders">
            <text:p>PSICOLOGIA: SCOPERT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4055 </text:p>
          </table:table-cell>
          <table:table-cell table:style-name="CellBorders">
            <text:p>SCIENZE NATURALI </text:p>
          </table:table-cell>
          <table:table-cell table:style-name="CellBorders">
            <text:p>SCIENZE NATURALI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3618 </text:p>
          </table:table-cell>
          <table:table-cell table:style-name="CellBorders">
            <text:p>FRANCESE BIENNIO CORSI </text:p>
          </table:table-cell>
          <table:table-cell table:style-name="CellBorders">
            <text:p>BON A SAVOIR! 2 LIVRE+CDMP3+TABLEAU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6588 </text:p>
          </table:table-cell>
          <table:table-cell table:style-name="CellBorders">
            <text:p>FRANCESE GRAMMATICA </text:p>
          </table:table-cell>
          <table:table-cell table:style-name="CellBorders">
            <text:p>GRAMMAIRE EN CAPSULES (LA) GRAMMAIRE DE FRANÇAIS ET ACTIVITÉS LEXICALES A1-B2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94 </text:p>
          </table:table-cell>
          <table:table-cell table:style-name="CellBorders">
            <text:p>GEOSTORIA </text:p>
          </table:table-cell>
          <table:table-cell table:style-name="CellBorders">
            <text:p>ITINERARIA VOLUME 2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624185 </text:p>
          </table:table-cell>
          <table:table-cell table:style-name="CellBorders">
            <text:p>INGLESE GRAMMATICA </text:p>
          </table:table-cell>
          <table:table-cell table:style-name="CellBorders">
            <text:p>SMARTGRAMMAR PREMIUM </text:p>
          </table:table-cell>
          <table:table-cell table:style-name="CellBorders">
            <text:p>B </text:p>
          </table:table-cell>
          <table:table-cell table:style-name="CellBorders">
            <text:p>E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8002 </text:p>
          </table:table-cell>
          <table:table-cell table:style-name="CellBorders">
            <text:p>ITALIANO GRAMMATICA </text:p>
          </table:table-cell>
          <table:table-cell table:style-name="CellBorders">
            <text:p>PAROLA CHIAVE V A+B+GRAMMATICA+DVDROM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164 </text:p>
          </table:table-cell>
          <table:table-cell table:style-name="CellBorders">
            <text:p>LATINO GRAMMATICA </text:p>
          </table:table-cell>
          <table:table-cell table:style-name="CellBorders">
            <text:p>VIVA VOX CON IMPARAFACILE CORSO DI LINGU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1615403 </text:p>
          </table:table-cell>
          <table:table-cell table:style-name="CellBorders">
            <text:p>TEDESCO BIENNIO CORSI </text:p>
          </table:table-cell>
          <table:table-cell table:style-name="CellBorders">
            <text:p>DAS KLAPPT! 1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94 </text:p>
          </table:table-cell>
          <table:table-cell table:style-name="CellBorders">
            <text:p>LATINO GRAMMATICA </text:p>
          </table:table-cell>
          <table:table-cell table:style-name="CellBorders">
            <text:p>VERBA IUVANT MATERIALI DI LAVORO 2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01216 </text:p>
          </table:table-cell>
          <table:table-cell table:style-name="CellBorders">
            <text:p>SCIENZE UMANE 1^ </text:p>
          </table:table-cell>
          <table:table-cell table:style-name="CellBorders">
            <text:p>DIALOGHI NELLE SCIENZE UMANE 1 BIENNIO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3618 </text:p>
          </table:table-cell>
          <table:table-cell table:style-name="CellBorders">
            <text:p>FRANCESE BIENNIO CORSI </text:p>
          </table:table-cell>
          <table:table-cell table:style-name="CellBorders">
            <text:p>BON A SAVOIR! 2 LIVRE+CDMP3+TABLEAU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6588 </text:p>
          </table:table-cell>
          <table:table-cell table:style-name="CellBorders">
            <text:p>FRANCESE GRAMMATICA </text:p>
          </table:table-cell>
          <table:table-cell table:style-name="CellBorders">
            <text:p>GRAMMAIRE EN CAPSULES (LA) GRAMMAIRE DE FRANÇAIS ET ACTIVITÉS LEXICALES A1-B2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94 </text:p>
          </table:table-cell>
          <table:table-cell table:style-name="CellBorders">
            <text:p>GEOSTORIA </text:p>
          </table:table-cell>
          <table:table-cell table:style-name="CellBorders">
            <text:p>ITINERARIA VOLUME 2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6458 </text:p>
          </table:table-cell>
          <table:table-cell table:style-name="CellBorders">
            <text:p>INGLESE </text:p>
          </table:table-cell>
          <table:table-cell table:style-name="CellBorders">
            <text:p>MY VOICE B1/B1+ (MODALITÀ DIGITALE C) </text:p>
          </table:table-cell>
          <table:table-cell table:style-name="CellBorders">
            <text:p>C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624185 </text:p>
          </table:table-cell>
          <table:table-cell table:style-name="CellBorders">
            <text:p>INGLESE GRAMMATICA </text:p>
          </table:table-cell>
          <table:table-cell table:style-name="CellBorders">
            <text:p>SMARTGRAMMAR PREMIUM </text:p>
          </table:table-cell>
          <table:table-cell table:style-name="CellBorders">
            <text:p>B </text:p>
          </table:table-cell>
          <table:table-cell table:style-name="CellBorders">
            <text:p>E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8002 </text:p>
          </table:table-cell>
          <table:table-cell table:style-name="CellBorders">
            <text:p>ITALIANO GRAMMATICA </text:p>
          </table:table-cell>
          <table:table-cell table:style-name="CellBorders">
            <text:p>PAROLA CHIAVE V A+B+GRAMMATICA+DVDROM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164 </text:p>
          </table:table-cell>
          <table:table-cell table:style-name="CellBorders">
            <text:p>LATINO GRAMMATICA </text:p>
          </table:table-cell>
          <table:table-cell table:style-name="CellBorders">
            <text:p>VIVA VOX CON IMPARAFACILE CORSO DI LINGU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8918 </text:p>
          </table:table-cell>
          <table:table-cell table:style-name="CellBorders">
            <text:p>SPAGNOLO BIENNIO CORSI </text:p>
          </table:table-cell>
          <table:table-cell table:style-name="CellBorders">
            <text:p>BUENA OND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94 </text:p>
          </table:table-cell>
          <table:table-cell table:style-name="CellBorders">
            <text:p>LATINO GRAMMATICA </text:p>
          </table:table-cell>
          <table:table-cell table:style-name="CellBorders">
            <text:p>VERBA IUVANT MATERIALI DI LAVORO 2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01216 </text:p>
          </table:table-cell>
          <table:table-cell table:style-name="CellBorders">
            <text:p>SCIENZE UMANE 1^ </text:p>
          </table:table-cell>
          <table:table-cell table:style-name="CellBorders">
            <text:p>DIALOGHI NELLE SCIENZE UMANE 1 BIENNIO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8002 </text:p>
          </table:table-cell>
          <table:table-cell table:style-name="CellBorders">
            <text:p>ITALIANO GRAMMATICA </text:p>
          </table:table-cell>
          <table:table-cell table:style-name="CellBorders">
            <text:p>PAROLA CHIAVE V A+B+GRAMMATICA+DVDROM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972 </text:p>
          </table:table-cell>
          <table:table-cell table:style-name="CellBorders">
            <text:p>PSICOLOGIA </text:p>
          </table:table-cell>
          <table:table-cell table:style-name="CellBorders">
            <text:p>PSICOLOGIA: SCOPERT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4055 </text:p>
          </table:table-cell>
          <table:table-cell table:style-name="CellBorders">
            <text:p>SCIENZE NATURALI </text:p>
          </table:table-cell>
          <table:table-cell table:style-name="CellBorders">
            <text:p>SCIENZE NATURALI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8918 </text:p>
          </table:table-cell>
          <table:table-cell table:style-name="CellBorders">
            <text:p>SPAGNOLO BIENNIO CORSI </text:p>
          </table:table-cell>
          <table:table-cell table:style-name="CellBorders">
            <text:p>BUENA OND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0374662 </text:p>
          </table:table-cell>
          <table:table-cell table:style-name="CellBorders">
            <text:p>CINESE </text:p>
          </table:table-cell>
          <table:table-cell table:style-name="CellBorders">
            <text:p>PARLIAMO CINESE CORSO DI LINGUA </text:p>
          </table:table-cell>
          <table:table-cell table:style-name="CellBorders">
            <text:p>B </text:p>
          </table:table-cell>
          <table:table-cell table:style-name="CellBorders">
            <text:p>HOEP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25094 </text:p>
          </table:table-cell>
          <table:table-cell table:style-name="CellBorders">
            <text:p>GEOSTORIA </text:p>
          </table:table-cell>
          <table:table-cell table:style-name="CellBorders">
            <text:p>ITINERARIA VOLUME 2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624185 </text:p>
          </table:table-cell>
          <table:table-cell table:style-name="CellBorders">
            <text:p>INGLESE GRAMMATICA </text:p>
          </table:table-cell>
          <table:table-cell table:style-name="CellBorders">
            <text:p>SMARTGRAMMAR PREMIUM </text:p>
          </table:table-cell>
          <table:table-cell table:style-name="CellBorders">
            <text:p>B </text:p>
          </table:table-cell>
          <table:table-cell table:style-name="CellBorders">
            <text:p>E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11891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8002 </text:p>
          </table:table-cell>
          <table:table-cell table:style-name="CellBorders">
            <text:p>ITALIANO GRAMMATICA </text:p>
          </table:table-cell>
          <table:table-cell table:style-name="CellBorders">
            <text:p>PAROLA CHIAVE V A+B+GRAMMATICA+DVDROM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164 </text:p>
          </table:table-cell>
          <table:table-cell table:style-name="CellBorders">
            <text:p>LATINO GRAMMATICA </text:p>
          </table:table-cell>
          <table:table-cell table:style-name="CellBorders">
            <text:p>VIVA VOX CON IMPARAFACILE CORSO DI LINGU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8918 </text:p>
          </table:table-cell>
          <table:table-cell table:style-name="CellBorders">
            <text:p>SPAGNOLO BIENNIO CORSI </text:p>
          </table:table-cell>
          <table:table-cell table:style-name="CellBorders">
            <text:p>BUENA OND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20590 </text:p>
          </table:table-cell>
          <table:table-cell table:style-name="CellBorders">
            <text:p>SPAGNOLO GRAMMATICA </text:p>
          </table:table-cell>
          <table:table-cell table:style-name="CellBorders">
            <text:p>GRAMATICA LIS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94 </text:p>
          </table:table-cell>
          <table:table-cell table:style-name="CellBorders">
            <text:p>LATINO GRAMMATICA </text:p>
          </table:table-cell>
          <table:table-cell table:style-name="CellBorders">
            <text:p>VERBA IUVANT MATERIALI DI LAVORO 2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01216 </text:p>
          </table:table-cell>
          <table:table-cell table:style-name="CellBorders">
            <text:p>SCIENZE UMANE 1^ </text:p>
          </table:table-cell>
          <table:table-cell table:style-name="CellBorders">
            <text:p>DIALOGHI NELLE SCIENZE UMANE 1 BIENNIO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28002 </text:p>
          </table:table-cell>
          <table:table-cell table:style-name="CellBorders">
            <text:p>ITALIANO GRAMMATICA </text:p>
          </table:table-cell>
          <table:table-cell table:style-name="CellBorders">
            <text:p>PAROLA CHIAVE V A+B+GRAMMATICA+DVDROM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972 </text:p>
          </table:table-cell>
          <table:table-cell table:style-name="CellBorders">
            <text:p>PSICOLOGIA </text:p>
          </table:table-cell>
          <table:table-cell table:style-name="CellBorders">
            <text:p>PSICOLOGIA: SCOPERT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4055 </text:p>
          </table:table-cell>
          <table:table-cell table:style-name="CellBorders">
            <text:p>SCIENZE NATURALI </text:p>
          </table:table-cell>
          <table:table-cell table:style-name="CellBorders">
            <text:p>SCIENZE NATURALI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48918 </text:p>
          </table:table-cell>
          <table:table-cell table:style-name="CellBorders">
            <text:p>SPAGNOLO BIENNIO CORSI </text:p>
          </table:table-cell>
          <table:table-cell table:style-name="CellBorders">
            <text:p>BUENA OND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94 </text:p>
          </table:table-cell>
          <table:table-cell table:style-name="CellBorders">
            <text:p>LATINO GRAMMATICA </text:p>
          </table:table-cell>
          <table:table-cell table:style-name="CellBorders">
            <text:p>VERBA IUVANT MATERIALI DI LAVORO 2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2417 </text:p>
          </table:table-cell>
          <table:table-cell table:style-name="CellBorders">
            <text:p>SCIENZE UMANE 1^ </text:p>
          </table:table-cell>
          <table:table-cell table:style-name="CellBorders">
            <text:p>PSICOLOGIA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1415530 </text:p>
          </table:table-cell>
          <table:table-cell table:style-name="CellBorders">
            <text:p>DIRITTO </text:p>
          </table:table-cell>
          <table:table-cell table:style-name="CellBorders">
            <text:p>EDUCARE ALLA LEGALITÀ IL DIRITTO PENALE SPIEGATO AI RAGAZZI </text:p>
          </table:table-cell>
          <table:table-cell table:style-name="CellBorders">
            <text:p>B </text:p>
          </table:table-cell>
          <table:table-cell table:style-name="CellBorders">
            <text:p>SIMONE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48 </text:p>
          </table:table-cell>
          <table:table-cell table:style-name="CellBorders">
            <text:p>ITALIANO GRAMMATICA </text:p>
          </table:table-cell>
          <table:table-cell table:style-name="CellBorders">
            <text:p>DATEMI LE PAROLE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94 </text:p>
          </table:table-cell>
          <table:table-cell table:style-name="CellBorders">
            <text:p>LATINO GRAMMATICA </text:p>
          </table:table-cell>
          <table:table-cell table:style-name="CellBorders">
            <text:p>VERBA IUVANT MATERIALI DI LAVORO 2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87 </text:p>
          </table:table-cell>
          <table:table-cell table:style-name="CellBorders">
            <text:p>LATINO GRAMMATICA </text:p>
          </table:table-cell>
          <table:table-cell table:style-name="CellBorders">
            <text:p>VERBA IUVANT MATERALI DI LAVORO 1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2417 </text:p>
          </table:table-cell>
          <table:table-cell table:style-name="CellBorders">
            <text:p>SCIENZE UMANE 1^ </text:p>
          </table:table-cell>
          <table:table-cell table:style-name="CellBorders">
            <text:p>PSICOLOGIA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3042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1415530 </text:p>
          </table:table-cell>
          <table:table-cell table:style-name="CellBorders">
            <text:p>DIRITTO </text:p>
          </table:table-cell>
          <table:table-cell table:style-name="CellBorders">
            <text:p>EDUCARE ALLA LEGALITÀ IL DIRITTO PENALE SPIEGATO AI RAGAZZI </text:p>
          </table:table-cell>
          <table:table-cell table:style-name="CellBorders">
            <text:p>B </text:p>
          </table:table-cell>
          <table:table-cell table:style-name="CellBorders">
            <text:p>SIMONE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0363082 </text:p>
          </table:table-cell>
          <table:table-cell table:style-name="CellBorders">
            <text:p>DIRITTO ED ECONOMIA BIENNIO </text:p>
          </table:table-cell>
          <table:table-cell table:style-name="CellBorders">
            <text:p>A SCUOLA DEMO 1B 2023 VOLUME UNICO </text:p>
          </table:table-cell>
          <table:table-cell table:style-name="CellBorders">
            <text:p>B </text:p>
          </table:table-cell>
          <table:table-cell table:style-name="CellBorders">
            <text:p>LE MONNIER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1861 </text:p>
          </table:table-cell>
          <table:table-cell table:style-name="CellBorders">
            <text:p>GEOSTORIA </text:p>
          </table:table-cell>
          <table:table-cell table:style-name="CellBorders">
            <text:p>FATTORE UMANO 2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492 </text:p>
          </table:table-cell>
          <table:table-cell table:style-name="CellBorders">
            <text:p>INGLESE BIENNIO CORSI </text:p>
          </table:table-cell>
          <table:table-cell table:style-name="CellBorders">
            <text:p>MY VOICE B1/B1+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9346 </text:p>
          </table:table-cell>
          <table:table-cell table:style-name="CellBorders">
            <text:p>ITALIANO ANTOLOGIE </text:p>
          </table:table-cell>
          <table:table-cell table:style-name="CellBorders">
            <text:p>LIMPIDA MERAVIGL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56624 </text:p>
          </table:table-cell>
          <table:table-cell table:style-name="CellBorders">
            <text:p>ITALIANO GRAMMATICA </text:p>
          </table:table-cell>
          <table:table-cell table:style-name="CellBorders">
            <text:p>DATEMI LE PAROLE. STRUMENTI PER CONOSCER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94 </text:p>
          </table:table-cell>
          <table:table-cell table:style-name="CellBorders">
            <text:p>LATINO GRAMMATICA </text:p>
          </table:table-cell>
          <table:table-cell table:style-name="CellBorders">
            <text:p>VERBA IUVANT MATERIALI DI LAVORO 2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8339387 </text:p>
          </table:table-cell>
          <table:table-cell table:style-name="CellBorders">
            <text:p>LATINO GRAMMATICA </text:p>
          </table:table-cell>
          <table:table-cell table:style-name="CellBorders">
            <text:p>VERBA IUVANT MATERALI DI LAVORO 1 </text:p>
          </table:table-cell>
          <table:table-cell table:style-name="CellBorders">
            <text:p>B </text:p>
          </table:table-cell>
          <table:table-cell table:style-name="CellBorders">
            <text:p>SANSONI PER LA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56879 </text:p>
          </table:table-cell>
          <table:table-cell table:style-name="CellBorders">
            <text:p>MATEMATICA CORSI (1^BIENNIO) </text:p>
          </table:table-cell>
          <table:table-cell table:style-name="CellBorders">
            <text:p>MATEMATICA MULTIMEDIALE.AZZURR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2417 </text:p>
          </table:table-cell>
          <table:table-cell table:style-name="CellBorders">
            <text:p>SCIENZE UMANE 1^ </text:p>
          </table:table-cell>
          <table:table-cell table:style-name="CellBorders">
            <text:p>PSICOLOGIA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081 </text:p>
          </table:table-cell>
          <table:table-cell table:style-name="CellBorders">
            <text:p>FILOSOFIA </text:p>
          </table:table-cell>
          <table:table-cell table:style-name="CellBorders">
            <text:p>MERAVIGLIA DELLE IDEE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17034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40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97306 </text:p>
          </table:table-cell>
          <table:table-cell table:style-name="CellBorders">
            <text:p>STORIA CLASSI 3^, 4^, 5^ </text:p>
          </table:table-cell>
          <table:table-cell table:style-name="CellBorders">
            <text:p>STORIA IN MOVIMENTO LIBRO MISTO CON LIBRO DIGITALE VOLUME 1, LAVORARE CON LA STORIA 1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65552 </text:p>
          </table:table-cell>
          <table:table-cell table:style-name="CellBorders">
            <text:p>STORIA DELL'ARTE </text:p>
          </table:table-cell>
          <table:table-cell table:style-name="CellBorders">
            <text:p>ARTELOGI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75273491 </text:p>
          </table:table-cell>
          <table:table-cell table:style-name="CellBorders">
            <text:p>STORIA DELLA DANZA </text:p>
          </table:table-cell>
          <table:table-cell table:style-name="CellBorders">
            <text:p>DANZA </text:p>
          </table:table-cell>
          <table:table-cell table:style-name="CellBorders">
            <text:p>B </text:p>
          </table:table-cell>
          <table:table-cell table:style-name="CellBorders">
            <text:p>AUDINO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99954 </text:p>
          </table:table-cell>
          <table:table-cell table:style-name="CellBorders">
            <text:p>STORIA DELLA MUSICA </text:p>
          </table:table-cell>
          <table:table-cell table:style-name="CellBorders">
            <text:p>STORIA DELLA MUSICA 2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6921233 </text:p>
          </table:table-cell>
          <table:table-cell table:style-name="CellBorders">
            <text:p>TECNICHE DELLA DANZA </text:p>
          </table:table-cell>
          <table:table-cell table:style-name="CellBorders">
            <text:p>DANZA CLASSICA TRA ARTE </text:p>
          </table:table-cell>
          <table:table-cell table:style-name="CellBorders">
            <text:p>X </text:p>
          </table:table-cell>
          <table:table-cell table:style-name="CellBorders">
            <text:p>GREMES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75274573 </text:p>
          </table:table-cell>
          <table:table-cell table:style-name="CellBorders">
            <text:p>TECNICHE DELLA DANZA </text:p>
          </table:table-cell>
          <table:table-cell table:style-name="CellBorders">
            <text:p>TECNICHE DI DANZA CONTEMPORANEA PERCORSI DI STUDIO TRA TEORIE </text:p>
          </table:table-cell>
          <table:table-cell table:style-name="CellBorders">
            <text:p>B </text:p>
          </table:table-cell>
          <table:table-cell table:style-name="CellBorders">
            <text:p>AUDINO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673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081 </text:p>
          </table:table-cell>
          <table:table-cell table:style-name="CellBorders">
            <text:p>FILOSOFIA </text:p>
          </table:table-cell>
          <table:table-cell table:style-name="CellBorders">
            <text:p>MERAVIGLIA DELLE IDEE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20330 </text:p>
          </table:table-cell>
          <table:table-cell table:style-name="CellBorders">
            <text:p>FRANCESE TESTI PROFESSIONALI </text:p>
          </table:table-cell>
          <table:table-cell table:style-name="CellBorders">
            <text:p>FILIÈRES ES &amp; L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99890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2ED.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49812 </text:p>
          </table:table-cell>
          <table:table-cell table:style-name="CellBorders">
            <text:p>ITALIANO ANTOLOGIE </text:p>
          </table:table-cell>
          <table:table-cell table:style-name="CellBorders">
            <text:p>CLASSE DI LETTERATURA 1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447 </text:p>
          </table:table-cell>
          <table:table-cell table:style-name="CellBorders">
            <text:p>SCIENZE UMANE </text:p>
          </table:table-cell>
          <table:table-cell table:style-name="CellBorders">
            <text:p>VIVERE IL MOND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0219373 </text:p>
          </table:table-cell>
          <table:table-cell table:style-name="CellBorders">
            <text:p>STORIA CLASSI 3^, 4^, 5^ </text:p>
          </table:table-cell>
          <table:table-cell table:style-name="CellBorders">
            <text:p>DIALOGHI FR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64764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081 </text:p>
          </table:table-cell>
          <table:table-cell table:style-name="CellBorders">
            <text:p>FILOSOFIA </text:p>
          </table:table-cell>
          <table:table-cell table:style-name="CellBorders">
            <text:p>MERAVIGLIA DELLE IDEE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6588 </text:p>
          </table:table-cell>
          <table:table-cell table:style-name="CellBorders">
            <text:p>FRANCESE GRAMMATICA </text:p>
          </table:table-cell>
          <table:table-cell table:style-name="CellBorders">
            <text:p>GRAMMAIRE EN CAPSULES (LA) GRAMMAIRE DE FRANÇAIS ET ACTIVITÉS LEXICALES A1-B2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19895 </text:p>
          </table:table-cell>
          <table:table-cell table:style-name="CellBorders">
            <text:p>FRANCESE STORIA,ANTOLOGIA DI LETTERATURA </text:p>
          </table:table-cell>
          <table:table-cell table:style-name="CellBorders">
            <text:p>GRANDE LIBRAIRIE (LA) VOLUME 1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2854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0215887 </text:p>
          </table:table-cell>
          <table:table-cell table:style-name="CellBorders">
            <text:p>STORIA CLASSI 3^, 4^, 5^ </text:p>
          </table:table-cell>
          <table:table-cell table:style-name="CellBorders">
            <text:p>STORIA IN MOVIMENTO LIBRO MISTO CON LIBRO DIGITALE VOLUME 1, LAVORARE CON LA STORIA 1, EDUCAZIONE CIVIC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64764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1616981 </text:p>
          </table:table-cell>
          <table:table-cell table:style-name="CellBorders">
            <text:p>TEDESCO BIENNIO CORSI </text:p>
          </table:table-cell>
          <table:table-cell table:style-name="CellBorders">
            <text:p>DAS KLAPPT! 2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57481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C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02 </text:p>
          </table:table-cell>
          <table:table-cell table:style-name="CellBorders">
            <text:p>FILOSOFIA </text:p>
          </table:table-cell>
          <table:table-cell table:style-name="CellBorders">
            <text:p>VIVERE LA FILOSOFIA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33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192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5180 </text:p>
          </table:table-cell>
          <table:table-cell table:style-name="CellBorders">
            <text:p>PEDAGOGIA SCIENZE UMANE </text:p>
          </table:table-cell>
          <table:table-cell table:style-name="CellBorders">
            <text:p>PEDAGOGIA DAL BASSO MEDIOEVO ALL'OTTOCENTO PER IL 2° BIENNIO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4923 </text:p>
          </table:table-cell>
          <table:table-cell table:style-name="CellBorders">
            <text:p>SCIENZE UMANE </text:p>
          </table:table-cell>
          <table:table-cell table:style-name="CellBorders">
            <text:p>SCIENZE UMANE. CORSO INTEGRATO. ANTROPOLOGIA, PSICOLOGIA, SOCIOLOGIA VOLUME UNICO PER IL 2° BIENNIO DEL LICEO DELLE SCIENZE UMAN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58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1 DAL MILLE AL SEICENTO CON ATLANTE STORICO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89736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C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081 </text:p>
          </table:table-cell>
          <table:table-cell table:style-name="CellBorders">
            <text:p>FILOSOFIA </text:p>
          </table:table-cell>
          <table:table-cell table:style-name="CellBorders">
            <text:p>MERAVIGLIA DELLE IDEE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6588 </text:p>
          </table:table-cell>
          <table:table-cell table:style-name="CellBorders">
            <text:p>FRANCESE GRAMMATICA </text:p>
          </table:table-cell>
          <table:table-cell table:style-name="CellBorders">
            <text:p>GRAMMAIRE EN CAPSULES (LA) GRAMMAIRE DE FRANÇAIS ET ACTIVITÉS LEXICALES A1-B2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19895 </text:p>
          </table:table-cell>
          <table:table-cell table:style-name="CellBorders">
            <text:p>FRANCESE STORIA,ANTOLOGIA DI LETTERATURA </text:p>
          </table:table-cell>
          <table:table-cell table:style-name="CellBorders">
            <text:p>GRANDE LIBRAIRIE (LA) VOLUME 1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2854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2281 </text:p>
          </table:table-cell>
          <table:table-cell table:style-name="CellBorders">
            <text:p>SPAGNOLO BIENNIO CORSI </text:p>
          </table:table-cell>
          <table:table-cell table:style-name="CellBorders">
            <text:p>JUNTOS 2ED. DI ¡ACCIÒN!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18596 </text:p>
          </table:table-cell>
          <table:table-cell table:style-name="CellBorders">
            <text:p>SPAGNOLO STORIA,ANTOLOGIA DI LETTERATURA </text:p>
          </table:table-cell>
          <table:table-cell table:style-name="CellBorders">
            <text:p>CONTEXTOS LITERARIOS TERCERA EDICIÓN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0215887 </text:p>
          </table:table-cell>
          <table:table-cell table:style-name="CellBorders">
            <text:p>STORIA CLASSI 3^, 4^, 5^ </text:p>
          </table:table-cell>
          <table:table-cell table:style-name="CellBorders">
            <text:p>STORIA IN MOVIMENTO LIBRO MISTO CON LIBRO DIGITALE VOLUME 1, LAVORARE CON LA STORIA 1, EDUCAZIONE CIVIC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64764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57481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C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02 </text:p>
          </table:table-cell>
          <table:table-cell table:style-name="CellBorders">
            <text:p>FILOSOFIA </text:p>
          </table:table-cell>
          <table:table-cell table:style-name="CellBorders">
            <text:p>VIVERE LA FILOSOFIA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33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192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5180 </text:p>
          </table:table-cell>
          <table:table-cell table:style-name="CellBorders">
            <text:p>PEDAGOGIA SCIENZE UMANE </text:p>
          </table:table-cell>
          <table:table-cell table:style-name="CellBorders">
            <text:p>PEDAGOGIA DAL BASSO MEDIOEVO ALL'OTTOCENTO PER IL 2° BIENNIO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4923 </text:p>
          </table:table-cell>
          <table:table-cell table:style-name="CellBorders">
            <text:p>SCIENZE UMANE </text:p>
          </table:table-cell>
          <table:table-cell table:style-name="CellBorders">
            <text:p>SCIENZE UMANE. CORSO INTEGRATO. ANTROPOLOGIA, PSICOLOGIA, SOCIOLOGIA VOLUME UNICO PER IL 2° BIENNIO DEL LICEO DELLE SCIENZE UMAN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58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1 DAL MILLE AL SEICENTO CON ATLANTE STORICO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89736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C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4313 </text:p>
          </table:table-cell>
          <table:table-cell table:style-name="CellBorders">
            <text:p>DIRITTO </text:p>
          </table:table-cell>
          <table:table-cell table:style-name="CellBorders">
            <text:p>DIRITTO ED ECONOMIA POLITICA 5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081 </text:p>
          </table:table-cell>
          <table:table-cell table:style-name="CellBorders">
            <text:p>FILOSOFIA </text:p>
          </table:table-cell>
          <table:table-cell table:style-name="CellBorders">
            <text:p>MERAVIGLIA DELLE IDEE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99890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2ED.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62927 </text:p>
          </table:table-cell>
          <table:table-cell table:style-name="CellBorders">
            <text:p>ITALIANO ANTOLOGIE </text:p>
          </table:table-cell>
          <table:table-cell table:style-name="CellBorders">
            <text:p>CLASSE DI LETTERATURA 1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447 </text:p>
          </table:table-cell>
          <table:table-cell table:style-name="CellBorders">
            <text:p>SCIENZE UMANE </text:p>
          </table:table-cell>
          <table:table-cell table:style-name="CellBorders">
            <text:p>VIVERE IL MOND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2281 </text:p>
          </table:table-cell>
          <table:table-cell table:style-name="CellBorders">
            <text:p>SPAGNOLO BIENNIO CORSI </text:p>
          </table:table-cell>
          <table:table-cell table:style-name="CellBorders">
            <text:p>JUNTOS 2ED. DI ¡ACCIÒN!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99644 </text:p>
          </table:table-cell>
          <table:table-cell table:style-name="CellBorders">
            <text:p>SPAGNOLO TRIENNIO CORSI </text:p>
          </table:table-cell>
          <table:table-cell table:style-name="CellBorders">
            <text:p>TU TIEMPO 2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0219373 </text:p>
          </table:table-cell>
          <table:table-cell table:style-name="CellBorders">
            <text:p>STORIA CLASSI 3^, 4^, 5^ </text:p>
          </table:table-cell>
          <table:table-cell table:style-name="CellBorders">
            <text:p>DIALOGHI FR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64764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081 </text:p>
          </table:table-cell>
          <table:table-cell table:style-name="CellBorders">
            <text:p>FILOSOFIA </text:p>
          </table:table-cell>
          <table:table-cell table:style-name="CellBorders">
            <text:p>MERAVIGLIA DELLE IDEE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32854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2281 </text:p>
          </table:table-cell>
          <table:table-cell table:style-name="CellBorders">
            <text:p>SPAGNOLO BIENNIO CORSI </text:p>
          </table:table-cell>
          <table:table-cell table:style-name="CellBorders">
            <text:p>JUNTOS 2ED. DI ¡ACCIÒN!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20590 </text:p>
          </table:table-cell>
          <table:table-cell table:style-name="CellBorders">
            <text:p>SPAGNOLO GRAMMATICA </text:p>
          </table:table-cell>
          <table:table-cell table:style-name="CellBorders">
            <text:p>GRAMATICA LIS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18596 </text:p>
          </table:table-cell>
          <table:table-cell table:style-name="CellBorders">
            <text:p>SPAGNOLO STORIA,ANTOLOGIA DI LETTERATURA </text:p>
          </table:table-cell>
          <table:table-cell table:style-name="CellBorders">
            <text:p>CONTEXTOS LITERARIOS TERCERA EDICIÓN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0215887 </text:p>
          </table:table-cell>
          <table:table-cell table:style-name="CellBorders">
            <text:p>STORIA CLASSI 3^, 4^, 5^ </text:p>
          </table:table-cell>
          <table:table-cell table:style-name="CellBorders">
            <text:p>STORIA IN MOVIMENTO LIBRO MISTO CON LIBRO DIGITALE VOLUME 1, LAVORARE CON LA STORIA 1, EDUCAZIONE CIVIC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64764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1616981 </text:p>
          </table:table-cell>
          <table:table-cell table:style-name="CellBorders">
            <text:p>TEDESCO BIENNIO CORSI </text:p>
          </table:table-cell>
          <table:table-cell table:style-name="CellBorders">
            <text:p>DAS KLAPPT! 2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57481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C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02 </text:p>
          </table:table-cell>
          <table:table-cell table:style-name="CellBorders">
            <text:p>FILOSOFIA </text:p>
          </table:table-cell>
          <table:table-cell table:style-name="CellBorders">
            <text:p>VIVERE LA FILOSOFIA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33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192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5180 </text:p>
          </table:table-cell>
          <table:table-cell table:style-name="CellBorders">
            <text:p>PEDAGOGIA SCIENZE UMANE </text:p>
          </table:table-cell>
          <table:table-cell table:style-name="CellBorders">
            <text:p>PEDAGOGIA DAL BASSO MEDIOEVO ALL'OTTOCENTO PER IL 2° BIENNIO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4923 </text:p>
          </table:table-cell>
          <table:table-cell table:style-name="CellBorders">
            <text:p>SCIENZE UMANE </text:p>
          </table:table-cell>
          <table:table-cell table:style-name="CellBorders">
            <text:p>SCIENZE UMANE. CORSO INTEGRATO. ANTROPOLOGIA, PSICOLOGIA, SOCIOLOGIA VOLUME UNICO PER IL 2° BIENNIO DEL LICEO DELLE SCIENZE UMAN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58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1 DAL MILLE AL SEICENTO CON ATLANTE STORICO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89736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C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673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081 </text:p>
          </table:table-cell>
          <table:table-cell table:style-name="CellBorders">
            <text:p>FILOSOFIA </text:p>
          </table:table-cell>
          <table:table-cell table:style-name="CellBorders">
            <text:p>MERAVIGLIA DELLE IDEE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99890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2ED.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962927 </text:p>
          </table:table-cell>
          <table:table-cell table:style-name="CellBorders">
            <text:p>ITALIANO ANTOLOGIE </text:p>
          </table:table-cell>
          <table:table-cell table:style-name="CellBorders">
            <text:p>CLASSE DI LETTERATURA 1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447 </text:p>
          </table:table-cell>
          <table:table-cell table:style-name="CellBorders">
            <text:p>SCIENZE UMANE </text:p>
          </table:table-cell>
          <table:table-cell table:style-name="CellBorders">
            <text:p>VIVERE IL MOND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2281 </text:p>
          </table:table-cell>
          <table:table-cell table:style-name="CellBorders">
            <text:p>SPAGNOLO BIENNIO CORSI </text:p>
          </table:table-cell>
          <table:table-cell table:style-name="CellBorders">
            <text:p>JUNTOS 2ED. DI ¡ACCIÒN!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0219373 </text:p>
          </table:table-cell>
          <table:table-cell table:style-name="CellBorders">
            <text:p>STORIA CLASSI 3^, 4^, 5^ </text:p>
          </table:table-cell>
          <table:table-cell table:style-name="CellBorders">
            <text:p>DIALOGHI FR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64764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57481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C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02 </text:p>
          </table:table-cell>
          <table:table-cell table:style-name="CellBorders">
            <text:p>FILOSOFIA </text:p>
          </table:table-cell>
          <table:table-cell table:style-name="CellBorders">
            <text:p>VIVERE LA FILOSOFIA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933 </text:p>
          </table:table-cell>
          <table:table-cell table:style-name="CellBorders">
            <text:p>FISICA II BIENNIO </text:p>
          </table:table-cell>
          <table:table-cell table:style-name="CellBorders">
            <text:p>TRAIETTORIE DELLA FISICA.AZZURRO (LE)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33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192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30552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5180 </text:p>
          </table:table-cell>
          <table:table-cell table:style-name="CellBorders">
            <text:p>PEDAGOGIA SCIENZE UMANE </text:p>
          </table:table-cell>
          <table:table-cell table:style-name="CellBorders">
            <text:p>PEDAGOGIA DAL BASSO MEDIOEVO ALL'OTTOCENTO PER IL 2° BIENNIO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8486 </text:p>
          </table:table-cell>
          <table:table-cell table:style-name="CellBorders">
            <text:p>SCIENZE MOTORIE </text:p>
          </table:table-cell>
          <table:table-cell table:style-name="CellBorders">
            <text:p>MATCH POINT </text:p>
          </table:table-cell>
          <table:table-cell table:style-name="CellBorders">
            <text:p>B </text:p>
          </table:table-cell>
          <table:table-cell table:style-name="CellBorders">
            <text:p>SE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4923 </text:p>
          </table:table-cell>
          <table:table-cell table:style-name="CellBorders">
            <text:p>SCIENZE UMANE </text:p>
          </table:table-cell>
          <table:table-cell table:style-name="CellBorders">
            <text:p>SCIENZE UMANE. CORSO INTEGRATO. ANTROPOLOGIA, PSICOLOGIA, SOCIOLOGIA VOLUME UNICO PER IL 2° BIENNIO DEL LICEO DELLE SCIENZE UMAN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58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1 DAL MILLE AL SEICENTO CON ATLANTE STORICO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89736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C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5955 </text:p>
          </table:table-cell>
          <table:table-cell table:style-name="CellBorders">
            <text:p>FILOSOFIA </text:p>
          </table:table-cell>
          <table:table-cell table:style-name="CellBorders">
            <text:p>GUSTO DEL PENSARE 2 </text:p>
          </table:table-cell>
          <table:table-cell table:style-name="CellBorders">
            <text:p>C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17034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64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2 DAL BAROCCO A MANZON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7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LEOPARD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3582 </text:p>
          </table:table-cell>
          <table:table-cell table:style-name="CellBorders">
            <text:p>STORIA CLASSI 3^, 4^, 5^ </text:p>
          </table:table-cell>
          <table:table-cell table:style-name="CellBorders">
            <text:p>L'IDEA DELLA STORIA 2 DALLA METÀ DEL SEICENTO ALLA FINE DELL'OTTOCENTO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1159108 </text:p>
          </table:table-cell>
          <table:table-cell table:style-name="CellBorders">
            <text:p>STORIA DELL'ARTE </text:p>
          </table:table-cell>
          <table:table-cell table:style-name="CellBorders">
            <text:p>DELL'ARTE </text:p>
          </table:table-cell>
          <table:table-cell table:style-name="CellBorders">
            <text:p>B </text:p>
          </table:table-cell>
          <table:table-cell table:style-name="CellBorders">
            <text:p>DE AGOSTI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75273514 </text:p>
          </table:table-cell>
          <table:table-cell table:style-name="CellBorders">
            <text:p>STORIA DELLA DANZA </text:p>
          </table:table-cell>
          <table:table-cell table:style-name="CellBorders">
            <text:p>DANZA </text:p>
          </table:table-cell>
          <table:table-cell table:style-name="CellBorders">
            <text:p>B </text:p>
          </table:table-cell>
          <table:table-cell table:style-name="CellBorders">
            <text:p>AUDINO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07475 </text:p>
          </table:table-cell>
          <table:table-cell table:style-name="CellBorders">
            <text:p>STORIA DELLA MUSICA </text:p>
          </table:table-cell>
          <table:table-cell table:style-name="CellBorders">
            <text:p>STORIA DELLA MUSICA 2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6920311 </text:p>
          </table:table-cell>
          <table:table-cell table:style-name="CellBorders">
            <text:p>TECNICHE DELLA DANZA </text:p>
          </table:table-cell>
          <table:table-cell table:style-name="CellBorders">
            <text:p>DANZA CLASSICA TRA ARTE </text:p>
          </table:table-cell>
          <table:table-cell table:style-name="CellBorders">
            <text:p>X </text:p>
          </table:table-cell>
          <table:table-cell table:style-name="CellBorders">
            <text:p>GREMES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75274573 </text:p>
          </table:table-cell>
          <table:table-cell table:style-name="CellBorders">
            <text:p>TECNICHE DELLA DANZA </text:p>
          </table:table-cell>
          <table:table-cell table:style-name="CellBorders">
            <text:p>TECNICHE DI DANZA CONTEMPORANEA PERCORSI DI STUDIO TRA TEORIE </text:p>
          </table:table-cell>
          <table:table-cell table:style-name="CellBorders">
            <text:p>B </text:p>
          </table:table-cell>
          <table:table-cell table:style-name="CellBorders">
            <text:p>AUDINO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673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89645 </text:p>
          </table:table-cell>
          <table:table-cell table:style-name="CellBorders">
            <text:p>FILOSOFIA </text:p>
          </table:table-cell>
          <table:table-cell table:style-name="CellBorders">
            <text:p>IO PENSO 2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20330 </text:p>
          </table:table-cell>
          <table:table-cell table:style-name="CellBorders">
            <text:p>FRANCESE TESTI PROFESSIONALI </text:p>
          </table:table-cell>
          <table:table-cell table:style-name="CellBorders">
            <text:p>FILIÈRES ES &amp; L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99890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2ED.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3839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13428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447 </text:p>
          </table:table-cell>
          <table:table-cell table:style-name="CellBorders">
            <text:p>SCIENZE UMANE </text:p>
          </table:table-cell>
          <table:table-cell table:style-name="CellBorders">
            <text:p>VIVERE IL MOND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84481 </text:p>
          </table:table-cell>
          <table:table-cell table:style-name="CellBorders">
            <text:p>STORIA CLASSI 3^, 4^, 5^ </text:p>
          </table:table-cell>
          <table:table-cell table:style-name="CellBorders">
            <text:p>NUOVO DIALOGO CON L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3193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19 </text:p>
          </table:table-cell>
          <table:table-cell table:style-name="CellBorders">
            <text:p>FILOSOFIA </text:p>
          </table:table-cell>
          <table:table-cell table:style-name="CellBorders">
            <text:p>VIVERE LA FILOSOFIA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64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2 DAL BAROCCO A MANZON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192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215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5180 </text:p>
          </table:table-cell>
          <table:table-cell table:style-name="CellBorders">
            <text:p>PEDAGOGIA SCIENZE UMANE </text:p>
          </table:table-cell>
          <table:table-cell table:style-name="CellBorders">
            <text:p>PEDAGOGIA DAL BASSO MEDIOEVO ALL'OTTOCENTO PER IL 2° BIENNIO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4923 </text:p>
          </table:table-cell>
          <table:table-cell table:style-name="CellBorders">
            <text:p>SCIENZE UMANE </text:p>
          </table:table-cell>
          <table:table-cell table:style-name="CellBorders">
            <text:p>SCIENZE UMANE. CORSO INTEGRATO. ANTROPOLOGIA, PSICOLOGIA, SOCIOLOGIA VOLUME UNICO PER IL 2° BIENNIO DEL LICEO DELLE SCIENZE UMAN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65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2 IL SETTECENTO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3193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197 </text:p>
          </table:table-cell>
          <table:table-cell table:style-name="CellBorders">
            <text:p>FILOSOFIA </text:p>
          </table:table-cell>
          <table:table-cell table:style-name="CellBorders">
            <text:p>MERAVIGLIA DELLE IDEE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6588 </text:p>
          </table:table-cell>
          <table:table-cell table:style-name="CellBorders">
            <text:p>FRANCESE GRAMMATICA </text:p>
          </table:table-cell>
          <table:table-cell table:style-name="CellBorders">
            <text:p>GRAMMAIRE EN CAPSULES (LA) GRAMMAIRE DE FRANÇAIS ET ACTIVITÉS LEXICALES A1-B2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19895 </text:p>
          </table:table-cell>
          <table:table-cell table:style-name="CellBorders">
            <text:p>FRANCESE STORIA,ANTOLOGIA DI LETTERATURA </text:p>
          </table:table-cell>
          <table:table-cell table:style-name="CellBorders">
            <text:p>GRANDE LIBRAIRIE (LA) VOLUME 1 </text:p>
          </table:table-cell>
          <table:table-cell table:style-name="CellBorders">
            <text:p>B </text:p>
          </table:table-cell>
          <table:table-cell table:style-name="CellBorders">
            <text:p>EINAUD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69960 </text:p>
          </table:table-cell>
          <table:table-cell table:style-name="CellBorders">
            <text:p>INGLESE TRIENNIO CORSI </text:p>
          </table:table-cell>
          <table:table-cell table:style-name="CellBorders">
            <text:p>PERFORMER B2 UPDAT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3839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2281 </text:p>
          </table:table-cell>
          <table:table-cell table:style-name="CellBorders">
            <text:p>SPAGNOLO BIENNIO CORSI </text:p>
          </table:table-cell>
          <table:table-cell table:style-name="CellBorders">
            <text:p>JUNTOS 2ED. DI ¡ACCIÒN!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52159 </text:p>
          </table:table-cell>
          <table:table-cell table:style-name="CellBorders">
            <text:p>SPAGNOLO STORIA,ANTOLOGIA DI LETTERATURA </text:p>
          </table:table-cell>
          <table:table-cell table:style-name="CellBorders">
            <text:p>CONTEXTOS LITERARIO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97313 </text:p>
          </table:table-cell>
          <table:table-cell table:style-name="CellBorders">
            <text:p>STORIA CLASSI 3^, 4^, 5^ </text:p>
          </table:table-cell>
          <table:table-cell table:style-name="CellBorders">
            <text:p>STORIA IN MOVIMENTO LIBRO MISTO CON LIBRO DIGITALE VOLUME 2, LAVORARE CON LA STORIA 2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3193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19 </text:p>
          </table:table-cell>
          <table:table-cell table:style-name="CellBorders">
            <text:p>FILOSOFIA </text:p>
          </table:table-cell>
          <table:table-cell table:style-name="CellBorders">
            <text:p>VIVERE LA FILOSOFIA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64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2 DAL BAROCCO A MANZON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192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215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5180 </text:p>
          </table:table-cell>
          <table:table-cell table:style-name="CellBorders">
            <text:p>PEDAGOGIA SCIENZE UMANE </text:p>
          </table:table-cell>
          <table:table-cell table:style-name="CellBorders">
            <text:p>PEDAGOGIA DAL BASSO MEDIOEVO ALL'OTTOCENTO PER IL 2° BIENNIO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4923 </text:p>
          </table:table-cell>
          <table:table-cell table:style-name="CellBorders">
            <text:p>SCIENZE UMANE </text:p>
          </table:table-cell>
          <table:table-cell table:style-name="CellBorders">
            <text:p>SCIENZE UMANE. CORSO INTEGRATO. ANTROPOLOGIA, PSICOLOGIA, SOCIOLOGIA VOLUME UNICO PER IL 2° BIENNIO DEL LICEO DELLE SCIENZE UMAN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65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2 IL SETTECENTO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673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89645 </text:p>
          </table:table-cell>
          <table:table-cell table:style-name="CellBorders">
            <text:p>FILOSOFIA </text:p>
          </table:table-cell>
          <table:table-cell table:style-name="CellBorders">
            <text:p>IO PENSO 2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99890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2ED.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3839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13428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447 </text:p>
          </table:table-cell>
          <table:table-cell table:style-name="CellBorders">
            <text:p>SCIENZE UMANE </text:p>
          </table:table-cell>
          <table:table-cell table:style-name="CellBorders">
            <text:p>VIVERE IL MOND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2281 </text:p>
          </table:table-cell>
          <table:table-cell table:style-name="CellBorders">
            <text:p>SPAGNOLO BIENNIO CORSI </text:p>
          </table:table-cell>
          <table:table-cell table:style-name="CellBorders">
            <text:p>JUNTOS 2ED. DI ¡ACCIÒN!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0688 </text:p>
          </table:table-cell>
          <table:table-cell table:style-name="CellBorders">
            <text:p>SPAGNOLO TRIENNIO CORSI </text:p>
          </table:table-cell>
          <table:table-cell table:style-name="CellBorders">
            <text:p>TU TIEMPO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84481 </text:p>
          </table:table-cell>
          <table:table-cell table:style-name="CellBorders">
            <text:p>STORIA CLASSI 3^, 4^, 5^ </text:p>
          </table:table-cell>
          <table:table-cell table:style-name="CellBorders">
            <text:p>NUOVO DIALOGO CON L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3193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197 </text:p>
          </table:table-cell>
          <table:table-cell table:style-name="CellBorders">
            <text:p>FILOSOFIA </text:p>
          </table:table-cell>
          <table:table-cell table:style-name="CellBorders">
            <text:p>MERAVIGLIA DELLE IDEE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69960 </text:p>
          </table:table-cell>
          <table:table-cell table:style-name="CellBorders">
            <text:p>INGLESE TRIENNIO CORSI </text:p>
          </table:table-cell>
          <table:table-cell table:style-name="CellBorders">
            <text:p>PERFORMER B2 UPDAT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31783 </text:p>
          </table:table-cell>
          <table:table-cell table:style-name="CellBorders">
            <text:p>INGLESE TRIENNIO CORSI </text:p>
          </table:table-cell>
          <table:table-cell table:style-name="CellBorders">
            <text:p>PERFORMER B2 UPDAT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3839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2281 </text:p>
          </table:table-cell>
          <table:table-cell table:style-name="CellBorders">
            <text:p>SPAGNOLO BIENNIO CORSI </text:p>
          </table:table-cell>
          <table:table-cell table:style-name="CellBorders">
            <text:p>JUNTOS 2ED. DI ¡ACCIÒN!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52159 </text:p>
          </table:table-cell>
          <table:table-cell table:style-name="CellBorders">
            <text:p>SPAGNOLO STORIA,ANTOLOGIA DI LETTERATURA </text:p>
          </table:table-cell>
          <table:table-cell table:style-name="CellBorders">
            <text:p>CONTEXTOS LITERARIO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97313 </text:p>
          </table:table-cell>
          <table:table-cell table:style-name="CellBorders">
            <text:p>STORIA CLASSI 3^, 4^, 5^ </text:p>
          </table:table-cell>
          <table:table-cell table:style-name="CellBorders">
            <text:p>STORIA IN MOVIMENTO LIBRO MISTO CON LIBRO DIGITALE VOLUME 2, LAVORARE CON LA STORIA 2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1616981 </text:p>
          </table:table-cell>
          <table:table-cell table:style-name="CellBorders">
            <text:p>TEDESCO BIENNIO CORSI </text:p>
          </table:table-cell>
          <table:table-cell table:style-name="CellBorders">
            <text:p>DAS KLAPPT! 2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6809 </text:p>
          </table:table-cell>
          <table:table-cell table:style-name="CellBorders">
            <text:p>TEDESCO STORIA, ANTOLOGIA DI LETTERATURA </text:p>
          </table:table-cell>
          <table:table-cell table:style-name="CellBorders">
            <text:p>ETAPPEN LITERATUR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3193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19 </text:p>
          </table:table-cell>
          <table:table-cell table:style-name="CellBorders">
            <text:p>FILOSOFIA </text:p>
          </table:table-cell>
          <table:table-cell table:style-name="CellBorders">
            <text:p>VIVERE LA FILOSOFIA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64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2 DAL BAROCCO A MANZON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192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215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5180 </text:p>
          </table:table-cell>
          <table:table-cell table:style-name="CellBorders">
            <text:p>PEDAGOGIA SCIENZE UMANE </text:p>
          </table:table-cell>
          <table:table-cell table:style-name="CellBorders">
            <text:p>PEDAGOGIA DAL BASSO MEDIOEVO ALL'OTTOCENTO PER IL 2° BIENNIO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4923 </text:p>
          </table:table-cell>
          <table:table-cell table:style-name="CellBorders">
            <text:p>SCIENZE UMANE </text:p>
          </table:table-cell>
          <table:table-cell table:style-name="CellBorders">
            <text:p>SCIENZE UMANE. CORSO INTEGRATO. ANTROPOLOGIA, PSICOLOGIA, SOCIOLOGIA VOLUME UNICO PER IL 2° BIENNIO DEL LICEO DELLE SCIENZE UMAN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65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2 IL SETTECENTO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673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89645 </text:p>
          </table:table-cell>
          <table:table-cell table:style-name="CellBorders">
            <text:p>FILOSOFIA </text:p>
          </table:table-cell>
          <table:table-cell table:style-name="CellBorders">
            <text:p>IO PENSO 2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99890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2ED.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3839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13428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447 </text:p>
          </table:table-cell>
          <table:table-cell table:style-name="CellBorders">
            <text:p>SCIENZE UMANE </text:p>
          </table:table-cell>
          <table:table-cell table:style-name="CellBorders">
            <text:p>VIVERE IL MOND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2281 </text:p>
          </table:table-cell>
          <table:table-cell table:style-name="CellBorders">
            <text:p>SPAGNOLO BIENNIO CORSI </text:p>
          </table:table-cell>
          <table:table-cell table:style-name="CellBorders">
            <text:p>JUNTOS 2ED. DI ¡ACCIÒN!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0688 </text:p>
          </table:table-cell>
          <table:table-cell table:style-name="CellBorders">
            <text:p>SPAGNOLO TRIENNIO CORSI </text:p>
          </table:table-cell>
          <table:table-cell table:style-name="CellBorders">
            <text:p>TU TIEMPO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84481 </text:p>
          </table:table-cell>
          <table:table-cell table:style-name="CellBorders">
            <text:p>STORIA CLASSI 3^, 4^, 5^ </text:p>
          </table:table-cell>
          <table:table-cell table:style-name="CellBorders">
            <text:p>NUOVO DIALOGO CON L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3193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19 </text:p>
          </table:table-cell>
          <table:table-cell table:style-name="CellBorders">
            <text:p>FILOSOFIA </text:p>
          </table:table-cell>
          <table:table-cell table:style-name="CellBorders">
            <text:p>VIVERE LA FILOSOFIA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64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2 DAL BAROCCO A MANZON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192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1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215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90056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5180 </text:p>
          </table:table-cell>
          <table:table-cell table:style-name="CellBorders">
            <text:p>PEDAGOGIA SCIENZE UMANE </text:p>
          </table:table-cell>
          <table:table-cell table:style-name="CellBorders">
            <text:p>PEDAGOGIA DAL BASSO MEDIOEVO ALL'OTTOCENTO PER IL 2° BIENNIO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4794923 </text:p>
          </table:table-cell>
          <table:table-cell table:style-name="CellBorders">
            <text:p>SCIENZE UMANE </text:p>
          </table:table-cell>
          <table:table-cell table:style-name="CellBorders">
            <text:p>SCIENZE UMANE. CORSO INTEGRATO. ANTROPOLOGIA, PSICOLOGIA, SOCIOLOGIA VOLUME UNICO PER IL 2° BIENNIO DEL LICEO DELLE SCIENZE UMANE </text:p>
          </table:table-cell>
          <table:table-cell table:style-name="CellBorders">
            <text:p>B </text:p>
          </table:table-cell>
          <table:table-cell table:style-name="CellBorders">
            <text:p>A. MONDADORI SCUOL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65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2 IL SETTECENTO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5155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5993 </text:p>
          </table:table-cell>
          <table:table-cell table:style-name="CellBorders">
            <text:p>FILOSOFIA </text:p>
          </table:table-cell>
          <table:table-cell table:style-name="CellBorders">
            <text:p>GUSTO DEL PENSARE 3 </text:p>
          </table:table-cell>
          <table:table-cell table:style-name="CellBorders">
            <text:p>C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737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AMAZING MINDS COMPACT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50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7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LEOPARD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9103599 </text:p>
          </table:table-cell>
          <table:table-cell table:style-name="CellBorders">
            <text:p>STORIA CLASSI 3^, 4^, 5^ </text:p>
          </table:table-cell>
          <table:table-cell table:style-name="CellBorders">
            <text:p>L'IDEA DELLA STORIA 3 IL NOVECENTO </text:p>
          </table:table-cell>
          <table:table-cell table:style-name="CellBorders">
            <text:p>B </text:p>
          </table:table-cell>
          <table:table-cell table:style-name="CellBorders">
            <text:p>B.MONDADOR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9817821 </text:p>
          </table:table-cell>
          <table:table-cell table:style-name="CellBorders">
            <text:p>STORIA DELL'ARTE </text:p>
          </table:table-cell>
          <table:table-cell table:style-name="CellBorders">
            <text:p>DOSSIER ARTE PLUS 5 </text:p>
          </table:table-cell>
          <table:table-cell table:style-name="CellBorders">
            <text:p>B </text:p>
          </table:table-cell>
          <table:table-cell table:style-name="CellBorders">
            <text:p>TRECCANI GIUNTI TVP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75274238 </text:p>
          </table:table-cell>
          <table:table-cell table:style-name="CellBorders">
            <text:p>STORIA DELLA DANZA </text:p>
          </table:table-cell>
          <table:table-cell table:style-name="CellBorders">
            <text:p>DANZA </text:p>
          </table:table-cell>
          <table:table-cell table:style-name="CellBorders">
            <text:p>B </text:p>
          </table:table-cell>
          <table:table-cell table:style-name="CellBorders">
            <text:p>AUDINO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52196 </text:p>
          </table:table-cell>
          <table:table-cell table:style-name="CellBorders">
            <text:p>STORIA DELLA MUSICA </text:p>
          </table:table-cell>
          <table:table-cell table:style-name="CellBorders">
            <text:p>STORIA DELLA MUSICA 2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75274573 </text:p>
          </table:table-cell>
          <table:table-cell table:style-name="CellBorders">
            <text:p>TECNICHE DELLA DANZA </text:p>
          </table:table-cell>
          <table:table-cell table:style-name="CellBorders">
            <text:p>TECNICHE DI DANZA CONTEMPORANEA PERCORSI DI STUDIO TRA TEORIE </text:p>
          </table:table-cell>
          <table:table-cell table:style-name="CellBorders">
            <text:p>B </text:p>
          </table:table-cell>
          <table:table-cell table:style-name="CellBorders">
            <text:p>AUDINO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200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241 </text:p>
          </table:table-cell>
          <table:table-cell table:style-name="CellBorders">
            <text:p>FILOSOFIA </text:p>
          </table:table-cell>
          <table:table-cell table:style-name="CellBorders">
            <text:p>MERAVIGLIA DELLE IDEE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2048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20330 </text:p>
          </table:table-cell>
          <table:table-cell table:style-name="CellBorders">
            <text:p>FRANCESE TESTI PROFESSIONALI </text:p>
          </table:table-cell>
          <table:table-cell table:style-name="CellBorders">
            <text:p>FILIÈRES ES &amp; L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20672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865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6465 </text:p>
          </table:table-cell>
          <table:table-cell table:style-name="CellBorders">
            <text:p>SOCIOLOGIA </text:p>
          </table:table-cell>
          <table:table-cell table:style-name="CellBorders">
            <text:p>ORIZZONTE SOCIOLOGIA PER IL SECONDO BIENNI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84443 </text:p>
          </table:table-cell>
          <table:table-cell table:style-name="CellBorders">
            <text:p>STORIA CLASSI 3^, 4^, 5^ </text:p>
          </table:table-cell>
          <table:table-cell table:style-name="CellBorders">
            <text:p>NUOVO DIALOGO CON L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9602 </text:p>
          </table:table-cell>
          <table:table-cell table:style-name="CellBorders">
            <text:p>ANTROPOLOGIA </text:p>
          </table:table-cell>
          <table:table-cell table:style-name="CellBorders">
            <text:p>SGUARDO SULL'ALTRO (LO) MANUALE DI ANTROPOLOGI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3791755 </text:p>
          </table:table-cell>
          <table:table-cell table:style-name="CellBorders">
            <text:p>CHIMICA 3^, 4^, 5^ ANNO </text:p>
          </table:table-cell>
          <table:table-cell table:style-name="CellBorders">
            <text:p>CHIMICA ORGANICA, BIOCHIMICA, BIOTECNOLOGIE </text:p>
          </table:table-cell>
          <table:table-cell table:style-name="CellBorders">
            <text:p>B </text:p>
          </table:table-cell>
          <table:table-cell table:style-name="CellBorders">
            <text:p>LINX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26 </text:p>
          </table:table-cell>
          <table:table-cell table:style-name="CellBorders">
            <text:p>FILOSOFIA </text:p>
          </table:table-cell>
          <table:table-cell table:style-name="CellBorders">
            <text:p>VIVERE LA FILOSOFIA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3420728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LITERARY JOURNEYS CONCISE VOLUME UNICO </text:p>
          </table:table-cell>
          <table:table-cell table:style-name="CellBorders">
            <text:p>B </text:p>
          </table:table-cell>
          <table:table-cell table:style-name="CellBorders">
            <text:p>CARLO SIGNOR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50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7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LEOPARD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215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621 </text:p>
          </table:table-cell>
          <table:table-cell table:style-name="CellBorders">
            <text:p>PEDAGOGIA SCIENZE UMANE </text:p>
          </table:table-cell>
          <table:table-cell table:style-name="CellBorders">
            <text:p>EDUCAZIONE AL FUTURO LA PEDAGOGIA DEL NOVECENT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6458 </text:p>
          </table:table-cell>
          <table:table-cell table:style-name="CellBorders">
            <text:p>SOCIOLOGIA </text:p>
          </table:table-cell>
          <table:table-cell table:style-name="CellBorders">
            <text:p>PROSPETTIVA SOCIOLOGICA PER IL SECONDO BIENNI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72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3 L'ETÀ CONTEMPORANEA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4454 </text:p>
          </table:table-cell>
          <table:table-cell table:style-name="CellBorders">
            <text:p>ANTROPOLOGIA </text:p>
          </table:table-cell>
          <table:table-cell table:style-name="CellBorders">
            <text:p>PROSPETTIVA ANTROPOLOGICA (LA)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200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241 </text:p>
          </table:table-cell>
          <table:table-cell table:style-name="CellBorders">
            <text:p>FILOSOFIA </text:p>
          </table:table-cell>
          <table:table-cell table:style-name="CellBorders">
            <text:p>MERAVIGLIA DELLE IDEE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20672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865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13428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6465 </text:p>
          </table:table-cell>
          <table:table-cell table:style-name="CellBorders">
            <text:p>SOCIOLOGIA </text:p>
          </table:table-cell>
          <table:table-cell table:style-name="CellBorders">
            <text:p>ORIZZONTE SOCIOLOGIA PER IL SECONDO BIENNI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1615588 </text:p>
          </table:table-cell>
          <table:table-cell table:style-name="CellBorders">
            <text:p>SPAGNOLO BIENNIO CORSI </text:p>
          </table:table-cell>
          <table:table-cell table:style-name="CellBorders">
            <text:p>¿TU ESPAÑOL? ¡YA ESTÁ! 2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0688 </text:p>
          </table:table-cell>
          <table:table-cell table:style-name="CellBorders">
            <text:p>SPAGNOLO TRIENNIO CORSI </text:p>
          </table:table-cell>
          <table:table-cell table:style-name="CellBorders">
            <text:p>TU TIEMPO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84443 </text:p>
          </table:table-cell>
          <table:table-cell table:style-name="CellBorders">
            <text:p>STORIA CLASSI 3^, 4^, 5^ </text:p>
          </table:table-cell>
          <table:table-cell table:style-name="CellBorders">
            <text:p>NUOVO DIALOGO CON L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42568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3791755 </text:p>
          </table:table-cell>
          <table:table-cell table:style-name="CellBorders">
            <text:p>CHIMICA 3^, 4^, 5^ ANNO </text:p>
          </table:table-cell>
          <table:table-cell table:style-name="CellBorders">
            <text:p>CHIMICA ORGANICA, BIOCHIMICA, BIOTECNOLOGIE </text:p>
          </table:table-cell>
          <table:table-cell table:style-name="CellBorders">
            <text:p>B </text:p>
          </table:table-cell>
          <table:table-cell table:style-name="CellBorders">
            <text:p>LINX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241 </text:p>
          </table:table-cell>
          <table:table-cell table:style-name="CellBorders">
            <text:p>FILOSOFIA </text:p>
          </table:table-cell>
          <table:table-cell table:style-name="CellBorders">
            <text:p>MERAVIGLIA DELLE IDEE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662396 </text:p>
          </table:table-cell>
          <table:table-cell table:style-name="CellBorders">
            <text:p>FRANCESE GRAMMATICA </text:p>
          </table:table-cell>
          <table:table-cell table:style-name="CellBorders">
            <text:p>GRAMMAIRE PAR ÉTAPES </text:p>
          </table:table-cell>
          <table:table-cell table:style-name="CellBorders">
            <text:p>B </text:p>
          </table:table-cell>
          <table:table-cell table:style-name="CellBorders">
            <text:p>IL CAPITELLO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45111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COMPACT PERFORMER SHAPING IDEA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69960 </text:p>
          </table:table-cell>
          <table:table-cell table:style-name="CellBorders">
            <text:p>INGLESE TRIENNIO CORSI </text:p>
          </table:table-cell>
          <table:table-cell table:style-name="CellBorders">
            <text:p>PERFORMER B2 UPDAT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865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22054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C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966742 </text:p>
          </table:table-cell>
          <table:table-cell table:style-name="CellBorders">
            <text:p>SPAGNOLO STORIA,ANTOLOGIA DI LETTERATURA </text:p>
          </table:table-cell>
          <table:table-cell table:style-name="CellBorders">
            <text:p>CONTEXTOS LITERARIO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97320 </text:p>
          </table:table-cell>
          <table:table-cell table:style-name="CellBorders">
            <text:p>STORIA CLASSI 3^, 4^, 5^ </text:p>
          </table:table-cell>
          <table:table-cell table:style-name="CellBorders">
            <text:p>STORIA IN MOVIMENTO LIBRO MISTO CON LIBRO DIGITALE VOLUME 3, LAVORARE CON LA STORIA 3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9602 </text:p>
          </table:table-cell>
          <table:table-cell table:style-name="CellBorders">
            <text:p>ANTROPOLOGIA </text:p>
          </table:table-cell>
          <table:table-cell table:style-name="CellBorders">
            <text:p>SGUARDO SULL'ALTRO (LO) MANUALE DI ANTROPOLOGI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42568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3791755 </text:p>
          </table:table-cell>
          <table:table-cell table:style-name="CellBorders">
            <text:p>CHIMICA 3^, 4^, 5^ ANNO </text:p>
          </table:table-cell>
          <table:table-cell table:style-name="CellBorders">
            <text:p>CHIMICA ORGANICA, BIOCHIMICA, BIOTECNOLOGIE </text:p>
          </table:table-cell>
          <table:table-cell table:style-name="CellBorders">
            <text:p>B </text:p>
          </table:table-cell>
          <table:table-cell table:style-name="CellBorders">
            <text:p>LINX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26 </text:p>
          </table:table-cell>
          <table:table-cell table:style-name="CellBorders">
            <text:p>FILOSOFIA </text:p>
          </table:table-cell>
          <table:table-cell table:style-name="CellBorders">
            <text:p>VIVERE LA FILOSOFIA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3420728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LITERARY JOURNEYS CONCISE VOLUME UNICO </text:p>
          </table:table-cell>
          <table:table-cell table:style-name="CellBorders">
            <text:p>B </text:p>
          </table:table-cell>
          <table:table-cell table:style-name="CellBorders">
            <text:p>CARLO SIGNOR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50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7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LEOPARD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215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621 </text:p>
          </table:table-cell>
          <table:table-cell table:style-name="CellBorders">
            <text:p>PEDAGOGIA SCIENZE UMANE </text:p>
          </table:table-cell>
          <table:table-cell table:style-name="CellBorders">
            <text:p>EDUCAZIONE AL FUTURO LA PEDAGOGIA DEL NOVECENT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6458 </text:p>
          </table:table-cell>
          <table:table-cell table:style-name="CellBorders">
            <text:p>SOCIOLOGIA </text:p>
          </table:table-cell>
          <table:table-cell table:style-name="CellBorders">
            <text:p>PROSPETTIVA SOCIOLOGICA PER IL SECONDO BIENNI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72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3 L'ETÀ CONTEMPORANEA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4454 </text:p>
          </table:table-cell>
          <table:table-cell table:style-name="CellBorders">
            <text:p>ANTROPOLOGIA </text:p>
          </table:table-cell>
          <table:table-cell table:style-name="CellBorders">
            <text:p>PROSPETTIVA ANTROPOLOGICA (LA)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200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241 </text:p>
          </table:table-cell>
          <table:table-cell table:style-name="CellBorders">
            <text:p>FILOSOFIA </text:p>
          </table:table-cell>
          <table:table-cell table:style-name="CellBorders">
            <text:p>MERAVIGLIA DELLE IDEE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20672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865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13428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6465 </text:p>
          </table:table-cell>
          <table:table-cell table:style-name="CellBorders">
            <text:p>SOCIOLOGIA </text:p>
          </table:table-cell>
          <table:table-cell table:style-name="CellBorders">
            <text:p>ORIZZONTE SOCIOLOGIA PER IL SECONDO BIENNI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1615588 </text:p>
          </table:table-cell>
          <table:table-cell table:style-name="CellBorders">
            <text:p>SPAGNOLO BIENNIO CORSI </text:p>
          </table:table-cell>
          <table:table-cell table:style-name="CellBorders">
            <text:p>¿TU ESPAÑOL? ¡YA ESTÁ! 2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0688 </text:p>
          </table:table-cell>
          <table:table-cell table:style-name="CellBorders">
            <text:p>SPAGNOLO TRIENNIO CORSI </text:p>
          </table:table-cell>
          <table:table-cell table:style-name="CellBorders">
            <text:p>TU TIEMPO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84443 </text:p>
          </table:table-cell>
          <table:table-cell table:style-name="CellBorders">
            <text:p>STORIA CLASSI 3^, 4^, 5^ </text:p>
          </table:table-cell>
          <table:table-cell table:style-name="CellBorders">
            <text:p>NUOVO DIALOGO CON L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42568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3791755 </text:p>
          </table:table-cell>
          <table:table-cell table:style-name="CellBorders">
            <text:p>CHIMICA 3^, 4^, 5^ ANNO </text:p>
          </table:table-cell>
          <table:table-cell table:style-name="CellBorders">
            <text:p>CHIMICA ORGANICA, BIOCHIMICA, BIOTECNOLOGIE </text:p>
          </table:table-cell>
          <table:table-cell table:style-name="CellBorders">
            <text:p>B </text:p>
          </table:table-cell>
          <table:table-cell table:style-name="CellBorders">
            <text:p>LINX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241 </text:p>
          </table:table-cell>
          <table:table-cell table:style-name="CellBorders">
            <text:p>FILOSOFIA </text:p>
          </table:table-cell>
          <table:table-cell table:style-name="CellBorders">
            <text:p>MERAVIGLIA DELLE IDEE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3394737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AMAZING MINDS COMPACT </text:p>
          </table:table-cell>
          <table:table-cell table:style-name="CellBorders">
            <text:p>B </text:p>
          </table:table-cell>
          <table:table-cell table:style-name="CellBorders">
            <text:p>PEARSON LONGMAN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865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5603 </text:p>
          </table:table-cell>
          <table:table-cell table:style-name="CellBorders">
            <text:p>SPAGNOLO STORIA,ANTOLOGIA DI LETTERATURA </text:p>
          </table:table-cell>
          <table:table-cell table:style-name="CellBorders">
            <text:p>CONTEXTOS LITERARIOS 2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97320 </text:p>
          </table:table-cell>
          <table:table-cell table:style-name="CellBorders">
            <text:p>STORIA CLASSI 3^, 4^, 5^ </text:p>
          </table:table-cell>
          <table:table-cell table:style-name="CellBorders">
            <text:p>STORIA IN MOVIMENTO LIBRO MISTO CON LIBRO DIGITALE VOLUME 3, LAVORARE CON LA STORIA 3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1616981 </text:p>
          </table:table-cell>
          <table:table-cell table:style-name="CellBorders">
            <text:p>TEDESCO BIENNIO CORSI </text:p>
          </table:table-cell>
          <table:table-cell table:style-name="CellBorders">
            <text:p>DAS KLAPPT! 2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6809 </text:p>
          </table:table-cell>
          <table:table-cell table:style-name="CellBorders">
            <text:p>TEDESCO STORIA, ANTOLOGIA DI LETTERATURA </text:p>
          </table:table-cell>
          <table:table-cell table:style-name="CellBorders">
            <text:p>ETAPPEN LITERATUR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8339602 </text:p>
          </table:table-cell>
          <table:table-cell table:style-name="CellBorders">
            <text:p>ANTROPOLOGIA </text:p>
          </table:table-cell>
          <table:table-cell table:style-name="CellBorders">
            <text:p>SGUARDO SULL'ALTRO (LO) MANUALE DI ANTROPOLOGIA </text:p>
          </table:table-cell>
          <table:table-cell table:style-name="CellBorders">
            <text:p>B </text:p>
          </table:table-cell>
          <table:table-cell table:style-name="CellBorders">
            <text:p>LOESCHER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42568 </text:p>
          </table:table-cell>
          <table:table-cell table:style-name="CellBorders">
            <text:p>BIOLOGIA </text:p>
          </table:table-cell>
          <table:table-cell table:style-name="CellBorders">
            <text:p>IMMAGINI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603067 </text:p>
          </table:table-cell>
          <table:table-cell table:style-name="CellBorders">
            <text:p>CHIMICA 3^, 4^, 5^ ANNO </text:p>
          </table:table-cell>
          <table:table-cell table:style-name="CellBorders">
            <text:p>CHIMICA 3ED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93791755 </text:p>
          </table:table-cell>
          <table:table-cell table:style-name="CellBorders">
            <text:p>CHIMICA 3^, 4^, 5^ ANNO </text:p>
          </table:table-cell>
          <table:table-cell table:style-name="CellBorders">
            <text:p>CHIMICA ORGANICA, BIOCHIMICA, BIOTECNOLOGIE </text:p>
          </table:table-cell>
          <table:table-cell table:style-name="CellBorders">
            <text:p>B </text:p>
          </table:table-cell>
          <table:table-cell table:style-name="CellBorders">
            <text:p>LINX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8826 </text:p>
          </table:table-cell>
          <table:table-cell table:style-name="CellBorders">
            <text:p>FILOSOFIA </text:p>
          </table:table-cell>
          <table:table-cell table:style-name="CellBorders">
            <text:p>VIVERE LA FILOSOFIA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3420728 </text:p>
          </table:table-cell>
          <table:table-cell table:style-name="CellBorders">
            <text:p>INGLESE STORIA, ANTOLOGIA DI LETTERATURA </text:p>
          </table:table-cell>
          <table:table-cell table:style-name="CellBorders">
            <text:p>LITERARY JOURNEYS CONCISE VOLUME UNICO </text:p>
          </table:table-cell>
          <table:table-cell table:style-name="CellBorders">
            <text:p>B </text:p>
          </table:table-cell>
          <table:table-cell table:style-name="CellBorders">
            <text:p>CARLO SIGNOR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50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6471 </text:p>
          </table:table-cell>
          <table:table-cell table:style-name="CellBorders">
            <text:p>ITALIANO ANTOLOGIE </text:p>
          </table:table-cell>
          <table:table-cell table:style-name="CellBorders">
            <text:p>LA LETTERATURA IERI, OGGI, DOMANI LEOPARDI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5215 </text:p>
          </table:table-cell>
          <table:table-cell table:style-name="CellBorders">
            <text:p>LATINO STORIA DELLA LETTERATURA </text:p>
          </table:table-cell>
          <table:table-cell table:style-name="CellBorders">
            <text:p>VIVAMUS 2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37621 </text:p>
          </table:table-cell>
          <table:table-cell table:style-name="CellBorders">
            <text:p>PEDAGOGIA SCIENZE UMANE </text:p>
          </table:table-cell>
          <table:table-cell table:style-name="CellBorders">
            <text:p>EDUCAZIONE AL FUTURO LA PEDAGOGIA DEL NOVECENT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6458 </text:p>
          </table:table-cell>
          <table:table-cell table:style-name="CellBorders">
            <text:p>SOCIOLOGIA </text:p>
          </table:table-cell>
          <table:table-cell table:style-name="CellBorders">
            <text:p>PROSPETTIVA SOCIOLOGICA PER IL SECONDO BIENNI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42115472 </text:p>
          </table:table-cell>
          <table:table-cell table:style-name="CellBorders">
            <text:p>STORIA CLASSI 3^, 4^, 5^ </text:p>
          </table:table-cell>
          <table:table-cell table:style-name="CellBorders">
            <text:p>PROSPETTIVE DELLA STORIA ED. BLU VOL. 3 L'ETÀ CONTEMPORANEA </text:p>
          </table:table-cell>
          <table:table-cell table:style-name="CellBorders">
            <text:p>B </text:p>
          </table:table-cell>
          <table:table-cell table:style-name="CellBorders">
            <text:p>LATERZA SCOLASTIC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63200 </text:p>
          </table:table-cell>
          <table:table-cell table:style-name="CellBorders">
            <text:p>DIRITTO </text:p>
          </table:table-cell>
          <table:table-cell table:style-name="CellBorders">
            <text:p>NEL MONDO CHE CAMBIA SECONDA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0241 </text:p>
          </table:table-cell>
          <table:table-cell table:style-name="CellBorders">
            <text:p>FILOSOFIA </text:p>
          </table:table-cell>
          <table:table-cell table:style-name="CellBorders">
            <text:p>MERAVIGLIA DELLE IDEE 3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290335 </text:p>
          </table:table-cell>
          <table:table-cell table:style-name="CellBorders">
            <text:p>FISICA II BIENNIO </text:p>
          </table:table-cell>
          <table:table-cell table:style-name="CellBorders">
            <text:p>FISICA INTORNO A NOI (LA)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624185 </text:p>
          </table:table-cell>
          <table:table-cell table:style-name="CellBorders">
            <text:p>INGLESE GRAMMATICA </text:p>
          </table:table-cell>
          <table:table-cell table:style-name="CellBorders">
            <text:p>SMARTGRAMMAR PREMIUM </text:p>
          </table:table-cell>
          <table:table-cell table:style-name="CellBorders">
            <text:p>B </text:p>
          </table:table-cell>
          <table:table-cell table:style-name="CellBorders">
            <text:p>EL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20672 </text:p>
          </table:table-cell>
          <table:table-cell table:style-name="CellBorders">
            <text:p>INGLESE TESTI PROFESSIONALI </text:p>
          </table:table-cell>
          <table:table-cell table:style-name="CellBorders">
            <text:p>STEP INTO SOCIAL STUDIES </text:p>
          </table:table-cell>
          <table:table-cell table:style-name="CellBorders">
            <text:p>B </text:p>
          </table:table-cell>
          <table:table-cell table:style-name="CellBorders">
            <text:p>CLITT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391865 </text:p>
          </table:table-cell>
          <table:table-cell table:style-name="CellBorders">
            <text:p>ITALIANO ANTOLOGIE </text:p>
          </table:table-cell>
          <table:table-cell table:style-name="CellBorders">
            <text:p>VIVERE LA LETTERATURA PLUS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813428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51880 </text:p>
          </table:table-cell>
          <table:table-cell table:style-name="CellBorders">
            <text:p>MATEMATICA CORSI (2? BIENNIO </text:p>
          </table:table-cell>
          <table:table-cell table:style-name="CellBorders">
            <text:p>MATEMATICA.AZZURRO 3ED.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7791302 </text:p>
          </table:table-cell>
          <table:table-cell table:style-name="CellBorders">
            <text:p>SCIENZE MOTORIE </text:p>
          </table:table-cell>
          <table:table-cell table:style-name="CellBorders">
            <text:p>COMPETENZE MOTORIE LIGHT+DVD ROM </text:p>
          </table:table-cell>
          <table:table-cell table:style-name="CellBorders">
            <text:p>B </text:p>
          </table:table-cell>
          <table:table-cell table:style-name="CellBorders">
            <text:p>D'ANN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6465 </text:p>
          </table:table-cell>
          <table:table-cell table:style-name="CellBorders">
            <text:p>SOCIOLOGIA </text:p>
          </table:table-cell>
          <table:table-cell table:style-name="CellBorders">
            <text:p>ORIZZONTE SOCIOLOGIA PER IL SECONDO BIENNIO </text:p>
          </table:table-cell>
          <table:table-cell table:style-name="CellBorders">
            <text:p>B </text:p>
          </table:table-cell>
          <table:table-cell table:style-name="CellBorders">
            <text:p>PARAVIA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61615588 </text:p>
          </table:table-cell>
          <table:table-cell table:style-name="CellBorders">
            <text:p>SPAGNOLO BIENNIO CORSI </text:p>
          </table:table-cell>
          <table:table-cell table:style-name="CellBorders">
            <text:p>¿TU ESPAÑOL? ¡YA ESTÁ! 2 </text:p>
          </table:table-cell>
          <table:table-cell table:style-name="CellBorders">
            <text:p>B </text:p>
          </table:table-cell>
          <table:table-cell table:style-name="CellBorders">
            <text:p>LANG EDIZIONI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20688 </text:p>
          </table:table-cell>
          <table:table-cell table:style-name="CellBorders">
            <text:p>SPAGNOLO TRIENNIO CORSI </text:p>
          </table:table-cell>
          <table:table-cell table:style-name="CellBorders">
            <text:p>TU TIEMPO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2184443 </text:p>
          </table:table-cell>
          <table:table-cell table:style-name="CellBorders">
            <text:p>STORIA CLASSI 3^, 4^, 5^ </text:p>
          </table:table-cell>
          <table:table-cell table:style-name="CellBorders">
            <text:p>NUOVO DIALOGO CON LA STORIA </text:p>
          </table:table-cell>
          <table:table-cell table:style-name="CellBorders">
            <text:p>B </text:p>
          </table:table-cell>
          <table:table-cell table:style-name="CellBorders">
            <text:p>LA NUOVA ITALIA EDITRIC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768469 </text:p>
          </table:table-cell>
          <table:table-cell table:style-name="CellBorders">
            <text:p>STORIA DELL'ARTE </text:p>
          </table:table-cell>
          <table:table-cell table:style-name="CellBorders">
            <text:p>ARTELOGIA VERSIONE COMPATTA </text:p>
          </table:table-cell>
          <table:table-cell table:style-name="CellBorders">
            <text:p>B </text:p>
          </table:table-cell>
          <table:table-cell table:style-name="CellBorders">
            <text:p>ZANICHELLI EDITORE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>
    <style:page-layout style:name="LandscapeLayout">
      <style:page-layout-properties fo:margin="1cm" fo:page-width="29.7cm" fo:page-height="21cm" style:print-orientation="landscape"/>
    </style:page-layout>
    <style:page-layout style:name="LandscapeLayout">
      <style:page-layout-properties fo:margin="1cm" fo:page-width="29.7cm" fo:page-height="21cm" style:print-orientation="landscape"/>
    </style:page-layout>
  </office:automatic-styles>
  <office:master-styles>
    <style:master-page style:name="LandscapeMasterPage" style:page-layout-name="LandscapeLayout" style:display-name="LandscapeMasterPage"/>
    <style:master-page style:name="Default" style:page-layout-name="Landscape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